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TimesNewRoman,Bold" svg:font-family="'TimesNewRoman,Bold'" style:font-family-generic="roman" style:font-pitch="variable"/>
    <style:font-face style:name="TimesNewRoman,Italic" svg:font-family="'TimesNewRoman,Italic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fo:color="#000000" style:font-name="TimesNewRoman,Bold" fo:font-size="16pt" fo:font-weight="bold" style:font-size-asian="16pt" style:font-weight-asian="bold"/>
    </style:style>
    <style:style style:name="T2" style:family="text">
      <style:text-properties fo:color="#000000" style:font-name="TimesNewRoman" fo:font-size="16pt" style:font-size-asian="16pt"/>
    </style:style>
    <style:style style:name="T3" style:family="text">
      <style:text-properties fo:color="#000000" style:font-name="TimesNewRoman" fo:font-size="16pt" fo:font-weight="bold" style:font-size-asian="16pt" style:font-weight-asian="bold"/>
    </style:style>
    <style:style style:name="T4" style:family="text">
      <style:text-properties fo:color="#000000" style:font-name="TimesNewRoman" fo:font-size="14pt" style:font-size-asian="14pt"/>
    </style:style>
    <style:style style:name="T5" style:family="text">
      <style:text-properties fo:color="#000000" style:font-name="TimesNewRoman" fo:font-size="12pt" style:font-size-asian="12pt"/>
    </style:style>
    <style:style style:name="T6" style:family="text">
      <style:text-properties fo:color="#000000" style:font-name="TimesNewRoman" fo:font-size="13pt" style:font-size-asian="13pt"/>
    </style:style>
    <style:style style:name="T7" style:family="text">
      <style:text-properties fo:color="#000000" style:font-name="TimesNewRoman" fo:font-size="11pt" style:font-size-asian="11pt"/>
    </style:style>
    <style:style style:name="T8" style:family="text">
      <style:text-properties fo:color="#000000" style:font-name="Times New Roman" fo:font-size="16pt" style:font-size-asian="16pt"/>
    </style:style>
    <style:style style:name="T9" style:family="text">
      <style:text-properties fo:color="#000000" style:font-name="Times New Roman" fo:font-size="16pt" fo:font-weight="bold" style:font-size-asian="16pt" style:font-weight-asian="bold"/>
    </style:style>
    <style:style style:name="T10" style:family="text">
      <style:text-properties fo:color="#000000" style:font-name="Times New Roman" fo:font-size="14pt" style:font-size-asian="14pt"/>
    </style:style>
    <style:style style:name="T11" style:family="text">
      <style:text-properties fo:color="#000000" style:font-name="Times New Roman" fo:font-size="12pt" style:font-size-asian="12pt"/>
    </style:style>
    <style:style style:name="T12" style:family="text">
      <style:text-properties fo:color="#000000" style:font-name="Times New Roman" fo:font-size="12pt" fo:font-style="italic" style:font-size-asian="12pt" style:font-style-asian="italic"/>
    </style:style>
    <style:style style:name="T13" style:family="text">
      <style:text-properties fo:color="#000000" style:font-name="Times New Roman" fo:font-size="13pt" style:font-size-asian="13pt"/>
    </style:style>
    <style:style style:name="T14" style:family="text">
      <style:text-properties fo:color="#000000" style:font-name="Times New Roman" fo:font-size="11pt" style:font-size-asian="11pt"/>
    </style:style>
    <style:style style:name="T15" style:family="text">
      <style:text-properties fo:color="#000000" style:font-name="Times New Roman" fo:font-size="8.5pt" style:font-size-asian="8.5pt"/>
    </style:style>
    <style:style style:name="T16" style:family="text">
      <style:text-properties fo:color="#000000" style:font-name="Times New Roman" fo:font-size="6.5pt" style:font-size-asian="6.5pt"/>
    </style:style>
    <style:style style:name="T17" style:family="text">
      <style:text-properties fo:color="#000000" style:font-name="TimesNewRoman,Italic" fo:font-size="12pt" fo:font-style="italic" style:font-size-asian="12pt" style:font-style-asian="italic"/>
    </style:style>
    <style:style style:name="T18" style:family="text">
      <style:text-properties fo:color="#000000" style:font-name="Symbol" fo:font-size="13pt" style:font-size-asian="13pt"/>
    </style:style>
    <style:style style:name="T19" style:family="text">
      <style:text-properties fo:color="#0000ff" style:font-name="Times New Roman" fo:font-size="13pt" style:font-size-asian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Взгляд на характерную торсионную феноменологию</text:span></text:p>
      <text:p text:style-name="P1"><text:span text:style-name="T2">Жигалов В</text:span><text:span text:style-name="T8">.</text:span><text:span text:style-name="T2">А</text:span><text:span text:style-name="T8">.</text:span></text:p>
      <text:p text:style-name="P1"><text:span text:style-name="T4">Проект </text:span><text:span text:style-name="T10">«</text:span><text:span text:style-name="T4">Вторая физика</text:span><text:span text:style-name="T10">»</text:span></text:p>
      <text:p text:style-name="P1"><text:span text:style-name="T10">zhigalov@gmail.com</text:span></text:p>
      <text:p text:style-name="P1"><text:span text:style-name="T5">Физика является экспериментальной наукой</text:span><text:span text:style-name="T11">.</text:span></text:p>
      <text:p text:style-name="P1"><text:span text:style-name="T17">С</text:span><text:span text:style-name="T12">.</text:span><text:span text:style-name="T17">Тинг </text:span><text:span text:style-name="T12">(</text:span><text:span text:style-name="T17">надпись на стене кабинета </text:span><text:span text:style-name="T12">4-</text:span></text:p>
      <text:p text:style-name="P1"><text:span text:style-name="T12">59 </text:span><text:span text:style-name="T17">Д</text:span><text:span text:style-name="T12">.</text:span><text:span text:style-name="T17">Д</text:span><text:span text:style-name="T12">.</text:span><text:span text:style-name="T17">Иваненко на физфаке МГУ</text:span><text:span text:style-name="T12">)</text:span></text:p>
      <text:p text:style-name="P1"><text:span text:style-name="T1">Постановка вопроса</text:span></text:p>
      <text:p text:style-name="P1"><text:span text:style-name="T6">Изучая критику торсионной гипотезы Акимова</text:span><text:span text:style-name="T13">-</text:span><text:span text:style-name="T6">Шипова</text:span><text:span text:style-name="T13">, </text:span><text:span text:style-name="T6">я убедился</text:span><text:span text:style-name="T13">, </text:span><text:span text:style-name="T6">что большинство</text:span></text:p>
      <text:p text:style-name="P1"><text:span text:style-name="T6">критикующих не знает не только экспериментальных фактов</text:span><text:span text:style-name="T13">, </text:span><text:span text:style-name="T6">лежащих в основе этой</text:span></text:p>
      <text:p text:style-name="P1"><text:span text:style-name="T6">гипотезы</text:span><text:span text:style-name="T13">, </text:span><text:span text:style-name="T6">но и не читали первоисточников по данному вопросу </text:span><text:span text:style-name="T13">[1, 2, 3]. </text:span><text:span text:style-name="T6">Многие не</text:span></text:p>
      <text:p text:style-name="P1"><text:span text:style-name="T6">рассматривают всерьёз эту гипотезу из</text:span><text:span text:style-name="T13">-</text:span><text:span text:style-name="T6">за нескольких довольно смелых утверждений</text:span></text:p>
      <text:p text:style-name="P1"><text:span text:style-name="T6">её авторов</text:span><text:span text:style-name="T13">, </text:span><text:span text:style-name="T6">хотя ничего не могут сказать по существу против остальных её положений</text:span></text:p>
      <text:p text:style-name="P1"><text:span text:style-name="T6">либо известных им результатов экспериментов</text:span><text:span text:style-name="T13">. </text:span><text:span text:style-name="T6">Первый тип критикующих</text:span><text:span text:style-name="T13">, </text:span><text:span text:style-name="T6">как</text:span></text:p>
      <text:p text:style-name="P1"><text:span text:style-name="T6">правило</text:span><text:span text:style-name="T13">, </text:span><text:span text:style-name="T6">не желает знать никаких экспериментальных фактов</text:span><text:span text:style-name="T13">, </text:span><text:span text:style-name="T6">не укладывающихся в</text:span></text:p>
      <text:p text:style-name="P1"><text:span text:style-name="T6">учебники</text:span><text:span text:style-name="T13">. </text:span><text:span text:style-name="T6">Если же принять во внимание немногочисленную конструктивную критику</text:span></text:p>
      <text:p text:style-name="P1"><text:span text:style-name="T6">торсионной гипотезы</text:span><text:span text:style-name="T13">, </text:span><text:span text:style-name="T6">то она исходит в основном от людей</text:span><text:span text:style-name="T13">, </text:span><text:span text:style-name="T6">знакомых с областью</text:span></text:p>
      <text:p text:style-name="P1"><text:span text:style-name="T6">аномальных физических экспериментов не понаслышке</text:span><text:span text:style-name="T13">, </text:span><text:span text:style-name="T6">и авторов своих собственных</text:span></text:p>
      <text:p text:style-name="P1"><text:span text:style-name="T6">оригинальных гипотез</text:span><text:span text:style-name="T13">. </text:span><text:span text:style-name="T6">Такая критика вызвана</text:span><text:span text:style-name="T13">, </text:span><text:span text:style-name="T6">как правило</text:span><text:span text:style-name="T13">, </text:span><text:span text:style-name="T6">недовольством того</text:span><text:span text:style-name="T13">, </text:span><text:span text:style-name="T6">что</text:span></text:p>
      <text:p text:style-name="P1"><text:span text:style-name="T6">одной гипотезой </text:span><text:span text:style-name="T13">(</text:span><text:span text:style-name="T6">к тому же чужой</text:span><text:span text:style-name="T13">) </text:span><text:span text:style-name="T6">хотят объяснить сразу всё необъяснённое</text:span><text:span text:style-name="T13">, </text:span><text:span text:style-name="T6">и</text:span></text:p>
      <text:p text:style-name="P1"><text:span text:style-name="T6">заключается в основном в вопросе</text:span><text:span text:style-name="T13">: "</text:span><text:span text:style-name="T6">А почему именно торсионные поля</text:span><text:span text:style-name="T13">, </text:span><text:span text:style-name="T6">а не что</text:span><text:span text:style-name="T13">-</text:span><text:span text:style-name="T6">то</text:span></text:p>
      <text:p text:style-name="P1"><text:span text:style-name="T6">другое</text:span><text:span text:style-name="T13">?". </text:span><text:span text:style-name="T6">Настоящая статья рассматривает некоторую часть современной аномальной</text:span></text:p>
      <text:p text:style-name="P1"><text:span text:style-name="T6">феноменологии и представляет собой экспресс</text:span><text:span text:style-name="T13">-</text:span><text:span text:style-name="T6">попытку поиска ответа на этот</text:span><text:span text:style-name="T13">,</text:span></text:p>
      <text:p text:style-name="P1"><text:span text:style-name="T6">безусловно</text:span><text:span text:style-name="T13">, </text:span><text:span text:style-name="T6">обоснованный вопрос</text:span><text:span text:style-name="T13">.</text:span></text:p>
      <text:p text:style-name="P1"><text:span text:style-name="T3">Представления о торсионных полях</text:span></text:p>
      <text:p text:style-name="P1"><text:span text:style-name="T6">Перечислим кратко те свойства</text:span><text:span text:style-name="T13">, </text:span><text:span text:style-name="T6">которые сторонники торсионной гипотезы Акимова</text:span><text:span text:style-name="T13">-</text:span></text:p>
      <text:p text:style-name="P1"><text:span text:style-name="T6">Шипова приписывают торсионным полям</text:span><text:span text:style-name="T13">:</text:span></text:p>
      <text:p text:style-name="P1"><text:span text:style-name="T13">1. </text:span><text:span text:style-name="T6">Дальнодействие по квантовому спину и макроскопическому вращению</text:span><text:span text:style-name="T13">.</text:span></text:p>
      <text:p text:style-name="P1"><text:span text:style-name="T13">2. </text:span><text:span text:style-name="T6">Неэкранируемость обычным образом</text:span><text:span text:style-name="T13">.</text:span></text:p>
      <text:p text:style-name="P1"><text:span text:style-name="T13">3. </text:span><text:span text:style-name="T6">Аксиальная симметрия источников торсионного излучения</text:span><text:span text:style-name="T13">.</text:span></text:p>
      <text:p text:style-name="P1"><text:span text:style-name="T13">4. </text:span><text:span text:style-name="T6">Наличие левых и правых торсионных полей</text:span><text:span text:style-name="T13">.</text:span></text:p>
      <text:p text:style-name="P1"><text:span text:style-name="T13">5. </text:span><text:span text:style-name="T6">Неэнергетический</text:span><text:span text:style-name="T13">, </text:span><text:span text:style-name="T6">голографический и нелокальный характер торсионного</text:span></text:p>
      <text:p text:style-name="P1"><text:span text:style-name="T6">излучения</text:span><text:span text:style-name="T13">.</text:span></text:p>
      <text:p text:style-name="P1"><text:span text:style-name="T13">6. </text:span><text:span text:style-name="T6">Скорость распространения на много порядков больше скорости света</text:span><text:span text:style-name="T13">.</text:span></text:p>
      <text:p text:style-name="P1"><text:span text:style-name="T13">7. </text:span><text:span text:style-name="T6">Сопутствие электромагнитным полям</text:span><text:span text:style-name="T13">.</text:span></text:p>
      <text:p text:style-name="P1"><text:span text:style-name="T7">Торсионные поля и информационные взаимодействия </text:span><text:span text:style-name="T14">– 2009</text:span></text:p>
      <text:p text:style-name="P1"><text:span text:style-name="T11">155</text:span></text:p>
      <text:p text:style-name="P1"><text:span text:style-name="T13">8. </text:span><text:span text:style-name="T6">Притяжение одноимённых и отталкивание разноимённых </text:span><text:span text:style-name="T13">"</text:span><text:span text:style-name="T6">торсионных</text:span></text:p>
      <text:p text:style-name="P1"><text:span text:style-name="T6">зарядов</text:span><text:span text:style-name="T13">".</text:span></text:p>
      <text:p text:style-name="P1"><text:span text:style-name="T13">9. </text:span><text:span text:style-name="T6">Первичные торсионные поля как основа физического вакуума</text:span><text:span text:style-name="T13">.</text:span></text:p>
      <text:p text:style-name="P1"><text:span text:style-name="T13">10. </text:span><text:span text:style-name="T6">Квантами торсионного поля являются нейтрино ультранизких энергий</text:span><text:span text:style-name="T13">.</text:span></text:p>
      <text:p text:style-name="P1"><text:span text:style-name="T13">11.</text:span><text:span text:style-name="T6">Наличие статического </text:span><text:span text:style-name="T13">(</text:span><text:span text:style-name="T6">обладающего ограниченной областью действия</text:span><text:span text:style-name="T13">) </text:span><text:span text:style-name="T6">и</text:span></text:p>
      <text:p text:style-name="P1"><text:span text:style-name="T6">динамического торсионного излучения </text:span><text:span text:style-name="T13">(</text:span><text:span text:style-name="T6">не имеющего собственных ближних</text:span></text:p>
      <text:p text:style-name="P1"><text:span text:style-name="T6">границ</text:span><text:span text:style-name="T13">).</text:span></text:p>
      <text:p text:style-name="P1"><text:soft-page-break/><text:span text:style-name="T13">12.</text:span><text:span text:style-name="T6">Генерация торсионных полей геометрическими формами</text:span><text:span text:style-name="T13">.</text:span></text:p>
      <text:p text:style-name="P1"><text:span text:style-name="T6">Такие положения</text:span><text:span text:style-name="T13">, </text:span><text:span text:style-name="T6">как голографическая природа</text:span><text:span text:style-name="T13">, </text:span><text:span text:style-name="T6">неэнергетический характер</text:span></text:p>
      <text:p text:style-name="P1"><text:span text:style-name="T6">воздействия</text:span><text:span text:style-name="T13">, </text:span><text:span text:style-name="T6">наличие левой и правой модальностей поля</text:span><text:span text:style-name="T13">, </text:span><text:span text:style-name="T6">перенос информации</text:span><text:span text:style-name="T13">,</text:span></text:p>
      <text:p text:style-name="P1"><text:span text:style-name="T6">высокая проникающая способность</text:span><text:span text:style-name="T13">, </text:span><text:span text:style-name="T6">подтверждаются многими экспериментаторами</text:span><text:span text:style-name="T13">.</text:span></text:p>
      <text:p text:style-name="P1"><text:span text:style-name="T6">В частности</text:span><text:span text:style-name="T13">, </text:span><text:span text:style-name="T6">известны феномены</text:span><text:span text:style-name="T13">:</text:span></text:p>
      <text:p text:style-name="P1"><text:span text:style-name="T18">· </text:span><text:span text:style-name="T6">Адресного физического воздействия на объекты через их фотографии </text:span><text:span text:style-name="T13">[4, 5].</text:span></text:p>
      <text:p text:style-name="P1"><text:span text:style-name="T18">· </text:span><text:span text:style-name="T6">Достоверного считывания дополнительной </text:span><text:span text:style-name="T13">(</text:span><text:span text:style-name="T6">скрытой</text:span><text:span text:style-name="T13">) </text:span><text:span text:style-name="T6">информации с</text:span></text:p>
      <text:p text:style-name="P1"><text:span text:style-name="T6">фотографий </text:span><text:span text:style-name="T13">[6, 7, 8, 9, 10].</text:span></text:p>
      <text:p text:style-name="P1"><text:span text:style-name="T18">· </text:span><text:span text:style-name="T6">Парадоксального действия торсионных генераторов</text:span><text:span text:style-name="T13">, </text:span><text:span text:style-name="T6">а также экстрасенсов на</text:span></text:p>
      <text:p text:style-name="P1"><text:span text:style-name="T6">биологические организмы</text:span><text:span text:style-name="T13">, </text:span><text:span text:style-name="T6">неравновесные физические и химические процессы</text:span><text:span text:style-name="T13">,</text:span></text:p>
      <text:p text:style-name="P1"><text:span text:style-name="T6">а также на параметры квантовых случайных процессов </text:span><text:span text:style-name="T13">[11, 12, 13, 55, 56].</text:span></text:p>
      <text:p text:style-name="P1"><text:span text:style-name="T18">· </text:span><text:span text:style-name="T6">Высокой проникающей способности воздействия торсионных генераторов и</text:span></text:p>
      <text:p text:style-name="P1"><text:span text:style-name="T6">экстрасенсов </text:span><text:span text:style-name="T13">[14, 15, 16].</text:span></text:p>
      <text:p text:style-name="P1"><text:span text:style-name="T18">· </text:span><text:span text:style-name="T6">Переноса информации о веществе через излучение от торсионных генераторов</text:span></text:p>
      <text:p text:style-name="P1"><text:span text:style-name="T13">[15, 17, 18].</text:span></text:p>
      <text:p text:style-name="P1"><text:span text:style-name="T18">· </text:span><text:span text:style-name="T6">Нелокального взаимодействия между объектами </text:span><text:span text:style-name="T13">[11, 19, 20, 21, 22].</text:span></text:p>
      <text:p text:style-name="P1"><text:span text:style-name="T18">· </text:span><text:span text:style-name="T6">Генерации высокопроникающей неэлектромагнитной компоненты лазерами</text:span><text:span text:style-name="T13">,</text:span></text:p>
      <text:p text:style-name="P1"><text:span text:style-name="T6">светодиодами</text:span><text:span text:style-name="T13">, </text:span><text:span text:style-name="T6">радиоэлектронной аппаратурой </text:span><text:span text:style-name="T13">[23, 16, 24, 25, 26].</text:span></text:p>
      <text:p text:style-name="P1"><text:span text:style-name="T6">Эти эффекты выделены многими исследователями</text:span><text:span text:style-name="T13">, </text:span><text:span text:style-name="T6">а некоторые из них уже работают</text:span></text:p>
      <text:p text:style-name="P1"><text:span text:style-name="T6">в технологиях</text:span><text:span text:style-name="T13">, </text:span><text:span text:style-name="T6">несмотря на их </text:span><text:span text:style-name="T13">«</text:span><text:span text:style-name="T6">аномальность</text:span><text:span text:style-name="T13">». </text:span><text:span text:style-name="T6">Но есть ли существенные причины</text:span></text:p>
      <text:p text:style-name="P1"><text:span text:style-name="T6">говорить о том</text:span><text:span text:style-name="T13">, </text:span><text:span text:style-name="T6">что в этих феноменах </text:span><text:span text:style-name="T13">"</text:span><text:span text:style-name="T6">повинны</text:span><text:span text:style-name="T13">" </text:span><text:span text:style-name="T6">именно торсионные поля</text:span><text:span text:style-name="T13">, </text:span><text:span text:style-name="T6">т</text:span><text:span text:style-name="T13">.</text:span><text:span text:style-name="T6">е</text:span><text:span text:style-name="T13">. </text:span><text:span text:style-name="T6">поля</text:span></text:p>
      <text:p text:style-name="P1"><text:span text:style-name="T6">кручения</text:span><text:span text:style-name="T13">?</text:span></text:p>
      <text:p text:style-name="P1"><text:span text:style-name="T3">Феномены</text:span><text:span text:style-name="T9">, </text:span><text:span text:style-name="T3">характерные для торсионных полей</text:span></text:p>
      <text:p text:style-name="P1"><text:span text:style-name="T6">Основное положение</text:span><text:span text:style-name="T13">, </text:span><text:span text:style-name="T6">которое отличает торсионную гипотезу от остальных </text:span><text:span text:style-name="T13">- </text:span><text:span text:style-name="T6">это</text:span></text:p>
      <text:p text:style-name="P1"><text:span text:style-name="T6">привязка к спину</text:span><text:span text:style-name="T13">/</text:span><text:span text:style-name="T6">вращению как источнику торсионных полей</text:span><text:span text:style-name="T13">. </text:span><text:span text:style-name="T6">На мой взгляд</text:span><text:span text:style-name="T13">, </text:span><text:span text:style-name="T6">часть</text:span></text:p>
      <text:p text:style-name="P1"><text:span text:style-name="T6">результатов экспериментов прямо говорит в пользу этого положения</text:span><text:span text:style-name="T13">, </text:span><text:span text:style-name="T6">часть </text:span><text:span text:style-name="T13">- </text:span><text:span text:style-name="T6">не</text:span></text:p>
      <text:p text:style-name="P1"><text:span text:style-name="T6">исключает такого объяснения как довольно вероятного</text:span><text:span text:style-name="T13">. </text:span><text:span text:style-name="T6">Рассмотрим такие результаты</text:span></text:p>
      <text:p text:style-name="P1"><text:span text:style-name="T6">и то</text:span><text:span text:style-name="T13">, </text:span><text:span text:style-name="T6">как их в принципе может объяснить гипотеза дальнодействия по спину</text:span><text:span text:style-name="T13">.</text:span></text:p>
      <text:p text:style-name="P1"><text:span text:style-name="T13">1. </text:span><text:span text:style-name="T6">Изменение кристаллической решётки застывшего расплава металла под действием</text:span></text:p>
      <text:p text:style-name="P1"><text:span text:style-name="T6">торсионных генераторов </text:span><text:span text:style-name="T13">[17, 27]. </text:span><text:span text:style-name="T6">Предположение о том</text:span><text:span text:style-name="T13">, </text:span><text:span text:style-name="T6">что при этом осуществляется</text:span></text:p>
      <text:p text:style-name="P1"><text:span text:style-name="T6">именно дистанционное воздействие на спиновую подсистему формирующейся</text:span></text:p>
      <text:p text:style-name="P1"><text:span text:style-name="T6">кристаллической решётки</text:span><text:span text:style-name="T13">, </text:span><text:span text:style-name="T6">вместе с известным принципом запрета Паули</text:span><text:span text:style-name="T13">,</text:span></text:p>
      <text:p text:style-name="P1"><text:span text:style-name="T6">действительно</text:span><text:span text:style-name="T13">, </text:span><text:span text:style-name="T6">может объяснить этот эффект с точки зрения механизма действия</text:span><text:span text:style-name="T13">.</text:span></text:p>
      <text:p text:style-name="P1"><text:span text:style-name="T7">Материалы международной научной конференции</text:span><text:span text:style-name="T14">. </text:span><text:span text:style-name="T7">Хоста</text:span><text:span text:style-name="T14">, </text:span><text:span text:style-name="T7">Сочи</text:span><text:span text:style-name="T14">, 25-29 </text:span><text:span text:style-name="T7">августа </text:span><text:span text:style-name="T14">2009 </text:span><text:span text:style-name="T7">г</text:span><text:span text:style-name="T14">.</text:span></text:p>
      <text:p text:style-name="P1"><text:span text:style-name="T11">156</text:span></text:p>
      <text:p text:style-name="P1"><text:span text:style-name="T13">2. </text:span><text:span text:style-name="T6">Влияние торсионных генераторов на кинетику химических реакций </text:span><text:span text:style-name="T13">[28, 29]. </text:span><text:span text:style-name="T6">Здесь</text:span></text:p>
      <text:p text:style-name="P1"><text:span text:style-name="T6">предположительный механизм тот же</text:span><text:span text:style-name="T13">, </text:span><text:span text:style-name="T6">в сочетании с возможным когерентным</text:span></text:p>
      <text:p text:style-name="P1"><text:span text:style-name="T6">состоянием вещества при спиновой поляризации</text:span><text:span text:style-name="T13">. </text:span><text:span text:style-name="T6">Характерно</text:span><text:span text:style-name="T13">, </text:span><text:span text:style-name="T6">что этот эффект для</text:span></text:p>
      <text:p text:style-name="P1"><text:span text:style-name="T6">твёрдых сред больше</text:span><text:span text:style-name="T13">, </text:span><text:span text:style-name="T6">чем для жидких</text:span><text:span text:style-name="T13">, </text:span><text:span text:style-name="T6">а для жидких </text:span><text:span text:style-name="T13">- </text:span><text:span text:style-name="T6">больше</text:span><text:span text:style-name="T13">, </text:span><text:span text:style-name="T6">чем для газообразных</text:span><text:span text:style-name="T13">.</text:span></text:p>
      <text:p text:style-name="P1"><text:span text:style-name="T13">3. </text:span><text:span text:style-name="T6">Эффекты от вращающихся масс с выраженной аксиальной симметрией</text:span></text:p>
      <text:p text:style-name="P1"><text:span text:style-name="T6">воздействия</text:span><text:span text:style-name="T13">. </text:span><text:span text:style-name="T6">Эксперименты групп Лунёва</text:span><text:span text:style-name="T13">, </text:span><text:span text:style-name="T6">Мельника и Шноля </text:span><text:span text:style-name="T13">[11, 30, 31, 32, 33, 34,</text:span></text:p>
      <text:p text:style-name="P1"><text:span text:style-name="T13">35] </text:span><text:span text:style-name="T6">показывают</text:span><text:span text:style-name="T13">, </text:span><text:span text:style-name="T6">что вращение влияет на радиоактивный распад и другие физические</text:span></text:p>
      <text:p text:style-name="P1"><text:span text:style-name="T6">процессы</text:span><text:span text:style-name="T13">. </text:span><text:span text:style-name="T6">Свидетельства понижения радиоактивности образцов также находятся в</text:span></text:p>
      <text:p text:style-name="P1"><text:span text:style-name="T6">экспериментах с вихревыми установками</text:span><text:span text:style-name="T13">, </text:span><text:span text:style-name="T6">в которых с большой скоростью вращались</text:span></text:p>
      <text:p text:style-name="P1"><text:soft-page-break/><text:span text:style-name="T6">растворы радиоактивных солей </text:span><text:span text:style-name="T13">[36, 37]. </text:span><text:span text:style-name="T6">Механические явления взаимовлияния</text:span></text:p>
      <text:p text:style-name="P1"><text:span text:style-name="T6">вращающихся масс описаны в </text:span><text:span text:style-name="T13">[38].</text:span></text:p>
      <text:p text:style-name="P1"><text:span text:style-name="T13">4. </text:span><text:span text:style-name="T6">Аналогичные ядерные эффекты</text:span><text:span text:style-name="T13">, </text:span><text:span text:style-name="T6">но гораздо более выраженные</text:span><text:span text:style-name="T13">, </text:span><text:span text:style-name="T6">проявляются под</text:span></text:p>
      <text:p text:style-name="P1"><text:span text:style-name="T6">действием устройств</text:span><text:span text:style-name="T13">, </text:span><text:span text:style-name="T6">которые представляют собой типичные торсионные генераторы</text:span></text:p>
      <text:p text:style-name="P1"><text:span text:style-name="T13">(</text:span><text:span text:style-name="T6">генераторы Краснобрыжева</text:span><text:span text:style-name="T13">, </text:span><text:span text:style-name="T6">Киндеревича</text:span><text:span text:style-name="T13">, </text:span><text:span text:style-name="T6">Шахпаронова </text:span><text:span text:style-name="T13">[20, 39, 40]), </text:span><text:span text:style-name="T6">а также ряда</text:span></text:p>
      <text:p text:style-name="P1"><text:span text:style-name="T6">экспериментальных установок</text:span><text:span text:style-name="T13">, </text:span><text:span text:style-name="T6">которые</text:span><text:span text:style-name="T13">, </text:span><text:span text:style-name="T6">во</text:span><text:span text:style-name="T13">-</text:span><text:span text:style-name="T6">первых</text:span><text:span text:style-name="T13">, </text:span><text:span text:style-name="T6">приводят к трансмутации</text:span></text:p>
      <text:p text:style-name="P1"><text:span text:style-name="T6">химических элементов и понижению радиоактивности изотопов</text:span><text:span text:style-name="T13">, </text:span><text:span text:style-name="T6">во</text:span><text:span text:style-name="T13">-</text:span><text:span text:style-name="T6">вторых</text:span><text:span text:style-name="T13">, </text:span><text:span text:style-name="T6">основаны</text:span></text:p>
      <text:p text:style-name="P1"><text:span text:style-name="T6">на мощном электрическом разряде</text:span><text:span text:style-name="T13">, </text:span><text:span text:style-name="T6">и в</text:span><text:span text:style-name="T13">-</text:span><text:span text:style-name="T6">третьих</text:span><text:span text:style-name="T13">, </text:span><text:span text:style-name="T6">опять</text:span><text:span text:style-name="T13">-</text:span><text:span text:style-name="T6">таки содержат элементы</text:span></text:p>
      <text:p text:style-name="P1"><text:span text:style-name="T6">строения торсионного генератора на основе цилиндрического конденсатора</text:span></text:p>
      <text:p text:style-name="P1"><text:span text:style-name="T13">(</text:span><text:span text:style-name="T6">установки Уруцкоева</text:span><text:span text:style-name="T13">, </text:span><text:span text:style-name="T6">Адаменко</text:span><text:span text:style-name="T13">, </text:span><text:span text:style-name="T6">Ивойлова</text:span><text:span text:style-name="T13">)</text:span><text:span text:style-name="T15">1 </text:span><text:span text:style-name="T13">[41, 42, 43, 44, 45, 46]. </text:span><text:span text:style-name="T6">См</text:span><text:span text:style-name="T13">. </text:span><text:span text:style-name="T6">также </text:span><text:span text:style-name="T13">[63].</text:span></text:p>
      <text:p text:style-name="P1"><text:span text:style-name="T6">Характерно</text:span><text:span text:style-name="T13">, </text:span><text:span text:style-name="T6">что эти установки из другой области исследований оказывают то же</text:span></text:p>
      <text:p text:style-name="P1"><text:span text:style-name="T6">самое характерное действие на биологические объекты</text:span><text:span text:style-name="T13">, </text:span><text:span text:style-name="T6">что и торсионные генераторы</text:span></text:p>
      <text:p text:style-name="P1"><text:span text:style-name="T6">Акимова </text:span><text:span text:style-name="T13">(</text:span><text:span text:style-name="T6">повышение стойкости млекопитающих к лучевой болезни </text:span><text:span text:style-name="T13">[47, 48, 49, 50]), </text:span><text:span text:style-name="T6">а</text:span></text:p>
      <text:p text:style-name="P1"><text:span text:style-name="T6">также являются источниками </text:span><text:span text:style-name="T13">"</text:span><text:span text:style-name="T6">странного</text:span><text:span text:style-name="T13">" </text:span><text:span text:style-name="T6">высокопроникающего излучения </text:span><text:span text:style-name="T13">[51, 43,</text:span></text:p>
      <text:p text:style-name="P1"><text:span text:style-name="T13">44]. </text:span><text:span text:style-name="T6">Эти эффекты также можно интерпретировать в пользу торсионной гипотезы</text:span><text:span text:style-name="T13">: </text:span><text:span text:style-name="T6">не</text:span></text:p>
      <text:p text:style-name="P1"><text:span text:style-name="T6">исключено</text:span><text:span text:style-name="T13">, </text:span><text:span text:style-name="T6">что именно через воздействие на спин ядра в принципе можно добиваться</text:span></text:p>
      <text:p text:style-name="P1"><text:span text:style-name="T6">изменения ядерных состояний вплоть до ингибирования</text:span><text:span text:style-name="T13">/</text:span><text:span text:style-name="T6">катализа ядерных реакций</text:span><text:span text:style-name="T13">.</text:span></text:p>
      <text:p text:style-name="P1"><text:span text:style-name="T6">Это не исключает фактора коллективности происходящих здесь ядерных процессов</text:span></text:p>
      <text:p text:style-name="P1"><text:span text:style-name="T6">при когерентных состояниях </text:span><text:span text:style-name="T13">(</text:span><text:span text:style-name="T6">см</text:span><text:span text:style-name="T13">. </text:span><text:span text:style-name="T6">также описание экспериментов Пархомова с</text:span></text:p>
      <text:p text:style-name="P1"><text:span text:style-name="T6">генератором Каравайкина в </text:span><text:span text:style-name="T13">[12], </text:span><text:span text:style-name="T6">стр</text:span><text:span text:style-name="T13">. 44).</text:span></text:p>
      <text:p text:style-name="P1"><text:span text:style-name="T13">5. </text:span><text:span text:style-name="T6">Воздействие спин</text:span><text:span text:style-name="T13">-</text:span><text:span text:style-name="T6">поляризованных полимеров на биологические системы и</text:span></text:p>
      <text:p text:style-name="P1"><text:span text:style-name="T6">измеритель ИГА</text:span><text:span text:style-name="T13">-1. </text:span><text:span text:style-name="T6">Речь идёт здесь о защитных устройствах типа Форпост </text:span><text:span text:style-name="T13">[26],</text:span></text:p>
      <text:p text:style-name="P1"><text:span text:style-name="T6">которые сделаны на основе полимера</text:span><text:span text:style-name="T13">, </text:span><text:span text:style-name="T6">застывшего под излучением торсионного</text:span></text:p>
      <text:p text:style-name="P1"><text:span text:style-name="T6">генератора</text:span><text:span text:style-name="T13">. </text:span><text:span text:style-name="T6">Эти полимеры</text:span><text:span text:style-name="T13">, </text:span><text:span text:style-name="T6">прозрачные для электромагнитных волн диапазонов</text:span><text:span text:style-name="T13">, </text:span><text:span text:style-name="T6">в</text:span></text:p>
      <text:p text:style-name="P1"><text:span text:style-name="T6">которых работают мобильные телефоны и многая другая радиоэлектронная</text:span></text:p>
      <text:p text:style-name="P1"><text:span text:style-name="T6">аппаратура</text:span><text:span text:style-name="T13">, </text:span><text:span text:style-name="T6">судя по протоколам испытаний</text:span><text:span text:style-name="T13">, </text:span><text:span text:style-name="T6">способны оказывать защитное</text:span></text:p>
      <text:p text:style-name="P1"><text:span text:style-name="T6">воздействие от патогенных факторов </text:span><text:span text:style-name="T13">[52, 53]. </text:span><text:span text:style-name="T6">Уверенно говорить о том</text:span><text:span text:style-name="T13">, </text:span><text:span text:style-name="T6">что механизм</text:span></text:p>
      <text:p text:style-name="P1"><text:span text:style-name="T6">здесь именно спин</text:span><text:span text:style-name="T13">-</text:span><text:span text:style-name="T6">торсионный</text:span><text:span text:style-name="T13">, </text:span><text:span text:style-name="T6">по</text:span><text:span text:style-name="T13">-</text:span><text:span text:style-name="T6">видимому</text:span><text:span text:style-name="T13">, </text:span><text:span text:style-name="T6">преждевременно</text:span><text:span text:style-name="T13">, </text:span><text:span text:style-name="T6">хотя эта гипотеза</text:span></text:p>
      <text:p text:style-name="P1"><text:span text:style-name="T6">явно претендует на правдоподобность</text:span><text:span text:style-name="T13">. </text:span><text:span text:style-name="T6">Протокол эксперимента Франция</text:span><text:span text:style-name="T13">-</text:span><text:span text:style-name="T6">Омск </text:span><text:span text:style-name="T13">[54] </text:span><text:span text:style-name="T6">с</text:span></text:p>
      <text:p text:style-name="P1"><text:span text:style-name="T6">использованием ИГА</text:span><text:span text:style-name="T13">-1 </text:span><text:span text:style-name="T6">в качестве индикатора говорит также о том</text:span><text:span text:style-name="T13">, </text:span><text:span text:style-name="T6">что такая защита</text:span></text:p>
      <text:p text:style-name="P1"><text:span text:style-name="T6">может передаваться через сотовый канал связи</text:span><text:span text:style-name="T13">, </text:span><text:span text:style-name="T6">что само по себе чрезвычайно</text:span></text:p>
      <text:p text:style-name="P1"><text:span text:style-name="T6">интересно</text:span><text:span text:style-name="T13">.</text:span></text:p>
      <text:p text:style-name="P1"><text:span text:style-name="T16">1 </text:span><text:span text:style-name="T6">Роль цилиндрического конденсатора может выполнять также двойной электрический слой при разряде в воде</text:span><text:span text:style-name="T13">,</text:span></text:p>
      <text:p text:style-name="P1"><text:span text:style-name="T6">равно как и в любых электролизных установках</text:span><text:span text:style-name="T13">. </text:span><text:span text:style-name="T6">См</text:span><text:span text:style-name="T13">. </text:span><text:span text:style-name="T6">также </text:span><text:span text:style-name="T13">[68].</text:span></text:p>
      <text:p text:style-name="P1"><text:span text:style-name="T7">Торсионные поля и информационные взаимодействия </text:span><text:span text:style-name="T14">– 2009</text:span></text:p>
      <text:p text:style-name="P1"><text:span text:style-name="T11">157</text:span></text:p>
      <text:p text:style-name="P1"><text:span text:style-name="T13">6. </text:span><text:span text:style-name="T6">Эффект ослабления воздействия торсионных генераторов и экстрасенсов на</text:span></text:p>
      <text:p text:style-name="P1"><text:span text:style-name="T6">датчики при применении специальных спин</text:span><text:span text:style-name="T13">-</text:span><text:span text:style-name="T6">поляризованных экранов </text:span><text:span text:style-name="T13">[1, 55, 56].</text:span></text:p>
      <text:p text:style-name="P1"><text:span text:style-name="T6">Такие материалы </text:span><text:span text:style-name="T13">(</text:span><text:span text:style-name="T6">двойные полимерные плёнки с перпендикулярными векторами</text:span></text:p>
      <text:p text:style-name="P1"><text:span text:style-name="T6">поляризации</text:span><text:span text:style-name="T13">) </text:span><text:span text:style-name="T6">применялись в качестве торсионных затворов в генераторах</text:span></text:p>
      <text:p text:style-name="P1"><text:span text:style-name="T6">конструкции Деева и Акимова</text:span><text:span text:style-name="T13">. </text:span><text:span text:style-name="T6">Характерно</text:span><text:span text:style-name="T13">, </text:span><text:span text:style-name="T6">что эти плёнки также прозрачны для</text:span></text:p>
      <text:p text:style-name="P1"><text:span text:style-name="T6">диапазонов электромагнитных частот</text:span><text:span text:style-name="T13">, </text:span><text:span text:style-name="T6">применявшихся в экспериментах</text:span><text:span text:style-name="T13">. </text:span><text:span text:style-name="T6">При</text:span></text:p>
      <text:p text:style-name="P1"><text:span text:style-name="T6">параллельном же расположении векторов поляризации эффект экранирования</text:span></text:p>
      <text:p text:style-name="P1"><text:span text:style-name="T6">излучения торсионных генераторов исчезает</text:span><text:span text:style-name="T13">.</text:span></text:p>
      <text:p text:style-name="P1"><text:soft-page-break/><text:span text:style-name="T13">7. </text:span><text:span text:style-name="T6">Действие постоянных магнитов на биологические объекты</text:span><text:span text:style-name="T13">, </text:span><text:span text:style-name="T6">а также на химические</text:span></text:p>
      <text:p text:style-name="P1"><text:span text:style-name="T6">процессы в жидких средах </text:span><text:span text:style-name="T13">(</text:span><text:span text:style-name="T6">т</text:span><text:span text:style-name="T13">.</text:span><text:span text:style-name="T6">н</text:span><text:span text:style-name="T13">. </text:span><text:span text:style-name="T6">активация воды и топлива</text:span><text:span text:style-name="T13">). </text:span><text:span text:style-name="T6">В настоящее время</text:span></text:p>
      <text:p text:style-name="P1"><text:span text:style-name="T6">отсутствует общепризнанное объяснение того</text:span><text:span text:style-name="T13">, </text:span><text:span text:style-name="T6">каким образом магнитное поле может</text:span></text:p>
      <text:p text:style-name="P1"><text:span text:style-name="T6">способствовать большему энерговыделению при сгорании топлива</text:span><text:span text:style-name="T13">, </text:span><text:span text:style-name="T6">изменять</text:span></text:p>
      <text:p text:style-name="P1"><text:span text:style-name="T6">протекание химических реакций в воде и изменять её биологическую активность</text:span><text:span text:style-name="T13">, </text:span><text:span text:style-name="T6">а</text:span></text:p>
      <text:p text:style-name="P1"><text:span text:style-name="T6">также воздействовать на рост растений и самочувствие людей</text:span><text:span text:style-name="T13">. </text:span><text:span text:style-name="T6">Однако довольно</text:span></text:p>
      <text:p text:style-name="P1"><text:span text:style-name="T6">много конструкций т</text:span><text:span text:style-name="T13">.</text:span><text:span text:style-name="T6">н</text:span><text:span text:style-name="T13">. </text:span><text:span text:style-name="T6">активаторов воды и топлива основано именно на</text:span></text:p>
      <text:p text:style-name="P1"><text:span text:style-name="T6">использовании постоянных магнитов </text:span><text:span text:style-name="T13">(</text:span><text:span text:style-name="T6">достаточно набрать в Яндексе </text:span><text:span text:style-name="T13">«</text:span><text:span text:style-name="T6">магнитный</text:span></text:p>
      <text:p text:style-name="P1"><text:span text:style-name="T6">активатор</text:span><text:span text:style-name="T13">», </text:span><text:span text:style-name="T6">чтобы убедиться в количестве предлагаемой продукции</text:span><text:span text:style-name="T13">, </text:span><text:span text:style-name="T6">по</text:span><text:span text:style-name="T13">-</text:span><text:span text:style-name="T6">видимому</text:span><text:span text:style-name="T13">,</text:span></text:p>
      <text:p text:style-name="P1"><text:span text:style-name="T6">востребованной</text:span><text:span text:style-name="T13">). </text:span><text:span text:style-name="T6">С точки зрения торсионной гипотезы магнитное поле здесь ни при</text:span></text:p>
      <text:p text:style-name="P1"><text:span text:style-name="T6">чём</text:span><text:span text:style-name="T13">, </text:span><text:span text:style-name="T6">а вместо этого работает торсионное поле от спиновой упорядоченности</text:span></text:p>
      <text:p text:style-name="P1"><text:span text:style-name="T6">электронных оболочек ферромагнетика</text:span><text:span text:style-name="T13">. </text:span><text:span text:style-name="T6">Здесь</text:span><text:span text:style-name="T13">, </text:span><text:span text:style-name="T6">впрочем</text:span><text:span text:style-name="T13">, </text:span><text:span text:style-name="T6">необходимы эксперименты</text:span></text:p>
      <text:p text:style-name="P1"><text:span text:style-name="T6">по выделению неэлектромагнитной компоненты излучения от постоянных магнитов</text:span><text:span text:style-name="T13">.</text:span></text:p>
      <text:p text:style-name="P1"><text:span text:style-name="T6">Интересен в этой связи обратный процесс </text:span><text:span text:style-name="T13">– </text:span><text:span text:style-name="T6">намагничивание немагнитных материалов</text:span></text:p>
      <text:p text:style-name="P1"><text:span text:style-name="T6">и появление аномальных магнитных зон и некоторые термодинамические эффекты от</text:span></text:p>
      <text:p text:style-name="P1"><text:span text:style-name="T6">типично торсионных установок </text:span><text:span text:style-name="T13">[57, 58, 59].</text:span></text:p>
      <text:p text:style-name="P1"><text:span text:style-name="T13">8. </text:span><text:span text:style-name="T6">Метастабильный эффект Мёссбауэра</text:span><text:span text:style-name="T13">. </text:span><text:span text:style-name="T6">По свидетельству Акимова</text:span><text:span text:style-name="T13">, </text:span><text:span text:style-name="T6">под действием</text:span></text:p>
      <text:p text:style-name="P1"><text:span text:style-name="T6">торсионных генераторов изменяется мёссбауэровский спектр у соединений </text:span><text:span text:style-name="T13">Fe-II </text:span><text:span text:style-name="T6">и</text:span></text:p>
      <text:p text:style-name="P1"><text:span text:style-name="T6">лецитина </text:span><text:span text:style-name="T13">[60], </text:span><text:span text:style-name="T6">а по свидетельству Тарасенко</text:span><text:span text:style-name="T13">, </text:span><text:span text:style-name="T6">этот эффект был независимо</text:span></text:p>
      <text:p text:style-name="P1"><text:span text:style-name="T6">воспроизведён по инициативе ГКНТ СССР </text:span><text:span text:style-name="T13">[61]. </text:span><text:span text:style-name="T6">Аналогичный эффект замечен</text:span></text:p>
      <text:p text:style-name="P1"><text:span text:style-name="T6">Уруцкоевым и Ивойловым при исследовании влияния электровзрыва в воде на</text:span></text:p>
      <text:p text:style-name="P1"><text:span text:style-name="T6">фольгу из </text:span><text:span text:style-name="T13">Fe</text:span><text:span text:style-name="T15">57</text:span><text:span text:style-name="T13">, </text:span><text:span text:style-name="T6">находящуюся рядом с установкой </text:span><text:span text:style-name="T13">[62], </text:span><text:span text:style-name="T6">причём эффект оказался</text:span></text:p>
      <text:p text:style-name="P1"><text:span text:style-name="T6">метастабильным </text:span><text:span text:style-name="T13">- </text:span><text:span text:style-name="T6">через несколько суток смещение в спектре исчезает</text:span><text:span text:style-name="T13">. </text:span><text:span text:style-name="T6">Здесь можно</text:span></text:p>
      <text:p text:style-name="P1"><text:span text:style-name="T6">высказать осторожное предположение</text:span><text:span text:style-name="T13">, </text:span><text:span text:style-name="T6">что в этих экспериментах проявляется один и</text:span></text:p>
      <text:p text:style-name="P1"><text:span text:style-name="T6">тот же эффект воздействия торсионного излучения </text:span><text:span text:style-name="T13">("</text:span><text:span text:style-name="T6">странного</text:span><text:span text:style-name="T13">" </text:span><text:span text:style-name="T6">излучения в</text:span></text:p>
      <text:p text:style-name="P1"><text:span text:style-name="T6">терминах Уруцкоева и Ивойлова</text:span><text:span text:style-name="T13">) </text:span><text:span text:style-name="T6">на спиновую подсистему атомов </text:span><text:span text:style-name="T13">- </text:span><text:span text:style-name="T6">эффект</text:span></text:p>
      <text:p text:style-name="P1"><text:span text:style-name="T6">метастабильности является ещё одним характерным признаком торсионных</text:span></text:p>
      <text:p text:style-name="P1"><text:span text:style-name="T6">эффектов</text:span><text:span text:style-name="T13">.</text:span></text:p>
      <text:p text:style-name="P1"><text:span text:style-name="T13">9. </text:span><text:span text:style-name="T6">Время релаксации ЯМР </text:span><text:span text:style-name="T13">«</text:span><text:span text:style-name="T6">спин</text:span><text:span text:style-name="T13">-</text:span><text:span text:style-name="T6">решётка</text:span><text:span text:style-name="T13">» </text:span><text:span text:style-name="T6">существенно меняется для твёрдых и</text:span></text:p>
      <text:p text:style-name="P1"><text:span text:style-name="T6">жидких образцов веществ</text:span><text:span text:style-name="T13">, </text:span><text:span text:style-name="T6">подвергнутых действию мощных торсионных генераторов</text:span></text:p>
      <text:p text:style-name="P1"><text:span text:style-name="T13">[21]. </text:span><text:span text:style-name="T6">Это является также прямым свидетельством воздействия на спиновую</text:span></text:p>
      <text:p text:style-name="P1"><text:span text:style-name="T6">подсистему вещества</text:span><text:span text:style-name="T13">.</text:span></text:p>
      <text:p text:style-name="P1"><text:span text:style-name="T6">Можно заметить</text:span><text:span text:style-name="T13">, </text:span><text:span text:style-name="T6">что подтверждений характерных отличительных признаков именно</text:span></text:p>
      <text:p text:style-name="P1"><text:span text:style-name="T6">полей кручения много</text:span><text:span text:style-name="T13">. </text:span><text:span text:style-name="T6">Одни и те же устройства </text:span><text:span text:style-name="T13">– </text:span><text:span text:style-name="T6">электроторсионные генераторы </text:span><text:span text:style-name="T13">–</text:span></text:p>
      <text:p text:style-name="P1"><text:span text:style-name="T6">оказывают действие</text:span><text:span text:style-name="T13">, </text:span><text:span text:style-name="T6">аналогичное действию от вращающихся масс</text:span><text:span text:style-name="T13">, </text:span><text:span text:style-name="T6">и в то же время</text:span></text:p>
      <text:p text:style-name="P1"><text:span text:style-name="T7">Материалы международной научной конференции</text:span><text:span text:style-name="T14">. </text:span><text:span text:style-name="T7">Хоста</text:span><text:span text:style-name="T14">, </text:span><text:span text:style-name="T7">Сочи</text:span><text:span text:style-name="T14">, 25-29 </text:span><text:span text:style-name="T7">августа </text:span><text:span text:style-name="T14">2009 </text:span><text:span text:style-name="T7">г</text:span><text:span text:style-name="T14">.</text:span></text:p>
      <text:p text:style-name="P1"><text:span text:style-name="T11">158</text:span></text:p>
      <text:p text:style-name="P1"><text:span text:style-name="T6">вызывают весь спектр аномальной феноменологии</text:span><text:span text:style-name="T13">, </text:span><text:span text:style-name="T6">присущей также действиям</text:span></text:p>
      <text:p text:style-name="P1"><text:span text:style-name="T6">экстрасенсов</text:span><text:span text:style-name="T13">.</text:span></text:p>
      <text:p text:style-name="P1"><text:span text:style-name="T6">Однако отдельным положениям торсионной гипотезы я не нашёл прямых</text:span></text:p>
      <text:p text:style-name="P1"><text:span text:style-name="T6">подтверждений в доступных мне экспериментальных работах</text:span><text:span text:style-name="T13">. </text:span><text:span text:style-name="T6">К таким относятся</text:span></text:p>
      <text:p text:style-name="P1"><text:span text:style-name="T6">положения о нейтрино как о квантах торсионного поля</text:span><text:span text:style-name="T13">, </text:span><text:span text:style-name="T6">о сверхсветовой скорости</text:span></text:p>
      <text:p text:style-name="P1"><text:span text:style-name="T6">передачи торсионного сигнала</text:span><text:span text:style-name="T13">, </text:span><text:span text:style-name="T6">и о притяжении</text:span><text:span text:style-name="T13">/</text:span><text:span text:style-name="T6">отталкивании торсионных зарядов</text:span><text:span text:style-name="T13">.</text:span></text:p>
      <text:p text:style-name="P1"><text:span text:style-name="T6">Наличие диаграммы направленности </text:span><text:span text:style-name="T13">(</text:span><text:span text:style-name="T6">а значит</text:span><text:span text:style-name="T13">, </text:span><text:span text:style-name="T6">и направления излучения</text:span><text:span text:style-name="T13">) </text:span><text:span text:style-name="T6">у</text:span></text:p>
      <text:p text:style-name="P1"><text:span text:style-name="T6">различных торсионных генераторов</text:span><text:span text:style-name="T13">, </text:span><text:span text:style-name="T6">и в то же время нелокальный характер</text:span></text:p>
      <text:p text:style-name="P1"><text:soft-page-break/><text:span text:style-name="T6">некоторых эффектов требует отдельной внимательной проработки положения о</text:span></text:p>
      <text:p text:style-name="P1"><text:span text:style-name="T6">нелокальном характере торсионного поля </text:span><text:span text:style-name="T13">(</text:span><text:span text:style-name="T6">хотя при дополнении рассматриваемой</text:span></text:p>
      <text:p text:style-name="P1"><text:span text:style-name="T6">гипотезы предположением о сопутствующих квантовых нелокальных явлениях и</text:span></text:p>
      <text:p text:style-name="P1"><text:span text:style-name="T6">когерентных состояниях это противоречие может быть разрешено</text:span><text:span text:style-name="T13">, </text:span><text:span text:style-name="T6">а заодно и</text:span></text:p>
      <text:p text:style-name="P1"><text:span text:style-name="T6">появляется объяснение метастабильности торсионных эффектов через эффект</text:span></text:p>
      <text:p text:style-name="P1"><text:span text:style-name="T6">постепенной декогеризации с окружающей средой</text:span><text:span text:style-name="T13">). </text:span><text:span text:style-name="T6">См</text:span><text:span text:style-name="T13">. </text:span><text:span text:style-name="T6">в связи с этим также </text:span><text:span text:style-name="T13">[14].</text:span></text:p>
      <text:p text:style-name="P1"><text:span text:style-name="T6">Ещё одна группа положений </text:span><text:span text:style-name="T13">- </text:span><text:span text:style-name="T6">о неэнергетическом характере взаимодействия</text:span><text:span text:style-name="T13">, </text:span><text:span text:style-name="T6">имеет</text:span></text:p>
      <text:p text:style-name="P1"><text:span text:style-name="T6">явные противоречия с некоторыми фактами передачи импульса либо момента</text:span></text:p>
      <text:p text:style-name="P1"><text:span text:style-name="T6">импульса через </text:span><text:span text:style-name="T13">"</text:span><text:span text:style-name="T6">странные</text:span><text:span text:style-name="T13">" </text:span><text:span text:style-name="T6">формы излучений </text:span><text:span text:style-name="T13">[64, 65]. </text:span><text:span text:style-name="T6">Очевидно</text:span><text:span text:style-name="T13">, </text:span><text:span text:style-name="T6">наряду со спин</text:span><text:span text:style-name="T13">-</text:span></text:p>
      <text:p text:style-name="P1"><text:span text:style-name="T6">торсионным взаимодействием</text:span><text:span text:style-name="T13">, </text:span><text:span text:style-name="T6">существуют и другие физические факторы</text:span><text:span text:style-name="T13">, </text:span><text:span text:style-name="T6">не</text:span></text:p>
      <text:p text:style-name="P1"><text:span text:style-name="T6">охваченные ещё теориями</text:span><text:span text:style-name="T13">, </text:span><text:span text:style-name="T6">и одной гипотезой объяснить всё многообразие известных</text:span></text:p>
      <text:p text:style-name="P1"><text:span text:style-name="T6">аномальных фактов</text:span><text:span text:style-name="T13">, </text:span><text:span text:style-name="T6">действительно</text:span><text:span text:style-name="T13">, </text:span><text:span text:style-name="T6">невозможно</text:span><text:span text:style-name="T13">.</text:span></text:p>
      <text:p text:style-name="P1"><text:span text:style-name="T6">Также мне не встречались объяснения механизма того</text:span><text:span text:style-name="T13">, </text:span><text:span text:style-name="T6">каким образом торсионные</text:span></text:p>
      <text:p text:style-name="P1"><text:span text:style-name="T6">поля самогенерируются геометрическими фигурами </text:span><text:span text:style-name="T13">(</text:span><text:span text:style-name="T6">эффект форм</text:span><text:span text:style-name="T13">). </text:span><text:span text:style-name="T6">Впрочем</text:span><text:span text:style-name="T13">, </text:span><text:span text:style-name="T6">мне не</text:span></text:p>
      <text:p text:style-name="P1"><text:span text:style-name="T6">встречалось и других убедительных объяснений этого чрезвычайно интересного</text:span></text:p>
      <text:p text:style-name="P1"><text:span text:style-name="T6">эффекта </text:span><text:span text:style-name="T13">[66, 67].</text:span></text:p>
      <text:p text:style-name="P1"><text:span text:style-name="T3">Выводы</text:span></text:p>
      <text:p text:style-name="P1"><text:span text:style-name="T13">1. </text:span><text:span text:style-name="T6">Ряд результатов экспериментов указывает на реальность феномена</text:span></text:p>
      <text:p text:style-name="P1"><text:span text:style-name="T6">дальнодействия по спину</text:span><text:span text:style-name="T13">, </text:span><text:span text:style-name="T6">лежащего в основе гипотезы торсионных полей</text:span></text:p>
      <text:p text:style-name="P1"><text:span text:style-name="T6">Акимова</text:span><text:span text:style-name="T13">-</text:span><text:span text:style-name="T6">Шипова</text:span><text:span text:style-name="T13">, </text:span><text:span text:style-name="T6">и на плодотворность этой гипотезы в целом</text:span><text:span text:style-name="T13">.</text:span></text:p>
      <text:p text:style-name="P1"><text:span text:style-name="T13">2. </text:span><text:span text:style-name="T6">Ряд положений торсионной гипотезы нуждается в дальнейшей проработке и</text:span></text:p>
      <text:p text:style-name="P1"><text:span text:style-name="T6">экспериментальном подтверждении</text:span><text:span text:style-name="T13">.</text:span></text:p>
      <text:p text:style-name="P1"><text:span text:style-name="T13">3. </text:span><text:span text:style-name="T6">Некоторая часть современной аномальной феноменологии вызвана</text:span><text:span text:style-name="T13">, </text:span><text:span text:style-name="T6">видимо</text:span><text:span text:style-name="T13">, </text:span><text:span text:style-name="T6">не</text:span></text:p>
      <text:p text:style-name="P1"><text:span text:style-name="T6">торсионными полями</text:span><text:span text:style-name="T13">, </text:span><text:span text:style-name="T6">а другими факторами</text:span><text:span text:style-name="T13">, </text:span><text:span text:style-name="T6">которые необходимо выделять и</text:span></text:p>
      <text:p text:style-name="P1"><text:span text:style-name="T6">изучать</text:span><text:span text:style-name="T13">.</text:span></text:p>
      <text:p text:style-name="P1"><text:span text:style-name="T3">Литература</text:span></text:p>
      <text:p text:style-name="P1"><text:span text:style-name="T13">1. </text:span><text:span text:style-name="T6">Акимов А</text:span><text:span text:style-name="T13">.</text:span><text:span text:style-name="T6">Е</text:span><text:span text:style-name="T13">. </text:span><text:span text:style-name="T6">Эвристическое обсуждение проблемы поиска новых</text:span></text:p>
      <text:p text:style-name="P1"><text:span text:style-name="T6">дальнодействий</text:span><text:span text:style-name="T13">. EGS-</text:span><text:span text:style-name="T6">концепции</text:span><text:span text:style-name="T13">. - </text:span><text:span text:style-name="T6">М</text:span><text:span text:style-name="T13">., 1991. - 63 </text:span><text:span text:style-name="T6">с</text:span><text:span text:style-name="T13">. - (</text:span><text:span text:style-name="T6">Препринт </text:span><text:span text:style-name="T13">/ </text:span><text:span text:style-name="T6">Межотрасл</text:span><text:span text:style-name="T13">.</text:span></text:p>
      <text:p text:style-name="P1"><text:span text:style-name="T6">науч</text:span><text:span text:style-name="T13">.-</text:span><text:span text:style-name="T6">техн</text:span><text:span text:style-name="T13">. </text:span><text:span text:style-name="T6">центр венчур</text:span><text:span text:style-name="T13">. </text:span><text:span text:style-name="T6">нетрадиц</text:span><text:span text:style-name="T13">. </text:span><text:span text:style-name="T6">технологий</text:span><text:span text:style-name="T13">; N 7</text:span><text:span text:style-name="T6">А</text:span><text:span text:style-name="T13">). (</text:span><text:span text:style-name="T19">http://www.secondphysics.</text:span></text:p>
      <text:p text:style-name="P1"><text:span text:style-name="T19">ru/lib/books/akimov_soznanie.zip</text:span><text:span text:style-name="T13">)</text:span></text:p>
      <text:p text:style-name="P1"><text:span text:style-name="T13">2. </text:span><text:span text:style-name="T6">Акимов А</text:span><text:span text:style-name="T13">.</text:span><text:span text:style-name="T6">Е</text:span><text:span text:style-name="T13">. </text:span><text:span text:style-name="T6">Феноменологическое введение торсионных полей и их</text:span></text:p>
      <text:p text:style-name="P1"><text:span text:style-name="T6">проявление в фундаментальных экспериментах </text:span><text:span text:style-name="T13">// </text:span><text:span text:style-name="T6">Горизонты науки и</text:span></text:p>
      <text:p text:style-name="P1"><text:span text:style-name="T7">Торсионные поля и информационные взаимодействия </text:span><text:span text:style-name="T14">– 2009</text:span></text:p>
      <text:p text:style-name="P1"><text:span text:style-name="T11">159</text:span></text:p>
      <text:p text:style-name="P1"><text:span text:style-name="T6">технологий </text:span><text:span text:style-name="T13">XXI </text:span><text:span text:style-name="T6">века</text:span><text:span text:style-name="T13">: </text:span><text:span text:style-name="T6">Труды</text:span><text:span text:style-name="T13">. </text:span><text:span text:style-name="T6">Т</text:span><text:span text:style-name="T13">.1 / </text:span><text:span text:style-name="T6">Междунар</text:span><text:span text:style-name="T13">. </text:span><text:span text:style-name="T6">ин</text:span><text:span text:style-name="T13">-</text:span><text:span text:style-name="T6">т теор</text:span><text:span text:style-name="T13">. </text:span><text:span text:style-name="T6">и прикл</text:span><text:span text:style-name="T13">. </text:span><text:span text:style-name="T6">физики</text:span></text:p>
      <text:p text:style-name="P1"><text:span text:style-name="T6">РАЕН</text:span><text:span text:style-name="T13">. - </text:span><text:span text:style-name="T6">М</text:span><text:span text:style-name="T13">.: </text:span><text:span text:style-name="T6">ФОЛИУМ</text:span><text:span text:style-name="T13">, 2000. - </text:span><text:span text:style-name="T6">С</text:span><text:span text:style-name="T13">.139-166. - </text:span><text:span text:style-name="T6">Библиогр</text:span><text:span text:style-name="T13">.: 158 </text:span><text:span text:style-name="T6">назв</text:span><text:span text:style-name="T13">.</text:span></text:p>
      <text:p text:style-name="P1"><text:span text:style-name="T13">(</text:span><text:span text:style-name="T19">http://www.second-physics.ru/lib/books/gorizonty_XXI.pdf</text:span><text:span text:style-name="T13">)</text:span></text:p>
      <text:p text:style-name="P1"><text:span text:style-name="T13">3. </text:span><text:span text:style-name="T6">Шипов Г</text:span><text:span text:style-name="T13">.</text:span><text:span text:style-name="T6">И</text:span><text:span text:style-name="T13">. </text:span><text:span text:style-name="T6">Теория физического вакуума</text:span><text:span text:style-name="T13">. </text:span><text:span text:style-name="T6">Теория</text:span><text:span text:style-name="T13">, </text:span><text:span text:style-name="T6">эксперименты и технологии</text:span><text:span text:style-name="T13">.</text:span></text:p>
      <text:p text:style-name="P1"><text:span text:style-name="T6">Наука</text:span><text:span text:style-name="T13">, </text:span><text:span text:style-name="T6">М</text:span><text:span text:style-name="T13">., 1997.</text:span></text:p>
      <text:p text:style-name="P1"><text:span text:style-name="T13">4. </text:span><text:span text:style-name="T6">В</text:span><text:span text:style-name="T13">.</text:span><text:span text:style-name="T6">Краснобрыжев</text:span><text:span text:style-name="T13">. </text:span><text:span text:style-name="T6">Спинорные поля в мозговой деятельности</text:span><text:span text:style-name="T13">. </text:span><text:span text:style-name="T6">Материалы</text:span></text:p>
      <text:p text:style-name="P1"><text:span text:style-name="T6">конференции </text:span><text:span text:style-name="T13">"</text:span><text:span text:style-name="T6">Основы физического взаимодействия</text:span><text:span text:style-name="T13">" - </text:span><text:span text:style-name="T6">Киев</text:span><text:span text:style-name="T13">, 2008.</text:span></text:p>
      <text:p text:style-name="P1"><text:span text:style-name="T19">http://www.second-physics.ru/lib/articles/kiev2008.pdf</text:span></text:p>
      <text:p text:style-name="P1"><text:span text:style-name="T13">5. </text:span><text:span text:style-name="T6">Краснобрыжев В</text:span><text:span text:style-name="T13">.</text:span><text:span text:style-name="T6">Г</text:span><text:span text:style-name="T13">. </text:span><text:span text:style-name="T6">Спиновые технологии в повышении эффективности</text:span></text:p>
      <text:p text:style-name="P1"><text:span text:style-name="T6">сельскохозяйственного растениеводства </text:span><text:span text:style-name="T13">// </text:span><text:span text:style-name="T6">В электронной версии наст</text:span><text:span text:style-name="T13">.</text:span></text:p>
      <text:p text:style-name="P1"><text:span text:style-name="T6">сборника</text:span><text:span text:style-name="T13">. (</text:span><text:span text:style-name="T19">http://www.second-physics.ru/node/23</text:span><text:span text:style-name="T13">)</text:span></text:p>
      <text:p text:style-name="P1"><text:soft-page-break/><text:span text:style-name="T13">6. </text:span><text:span text:style-name="T6">Акимов А</text:span><text:span text:style-name="T13">.</text:span><text:span text:style-name="T6">Е</text:span><text:span text:style-name="T13">., </text:span><text:span text:style-name="T6">Охатрин А</text:span><text:span text:style-name="T13">.</text:span><text:span text:style-name="T6">Ф</text:span><text:span text:style-name="T13">., </text:span><text:span text:style-name="T6">Финогеев В</text:span><text:span text:style-name="T13">.</text:span><text:span text:style-name="T6">П</text:span><text:span text:style-name="T13">. </text:span><text:span text:style-name="T6">и др</text:span><text:span text:style-name="T13">. </text:span><text:span text:style-name="T6">Визуализация</text:span><text:span text:style-name="T13">, </text:span><text:span text:style-name="T6">обработка и</text:span></text:p>
      <text:p text:style-name="P1"><text:span text:style-name="T6">анализ торсионной информации на носителях космических изображений </text:span><text:span text:style-name="T13">//</text:span></text:p>
      <text:p text:style-name="P1"><text:span text:style-name="T6">Горизонты науки и технологий </text:span><text:span text:style-name="T13">XXI </text:span><text:span text:style-name="T6">века</text:span><text:span text:style-name="T13">: </text:span><text:span text:style-name="T6">труды</text:span><text:span text:style-name="T13">. </text:span><text:span text:style-name="T6">Т</text:span><text:span text:style-name="T13">.1 / </text:span><text:span text:style-name="T6">Междунар</text:span><text:span text:style-name="T13">. </text:span><text:span text:style-name="T6">ин</text:span><text:span text:style-name="T13">-</text:span><text:span text:style-name="T6">т теор</text:span><text:span text:style-name="T13">. </text:span><text:span text:style-name="T6">и</text:span></text:p>
      <text:p text:style-name="P1"><text:span text:style-name="T6">прикл</text:span><text:span text:style-name="T13">. </text:span><text:span text:style-name="T6">физики РАЕН</text:span><text:span text:style-name="T13">. - </text:span><text:span text:style-name="T6">М</text:span><text:span text:style-name="T13">.: </text:span><text:span text:style-name="T6">ФОЛИУМ</text:span><text:span text:style-name="T13">, 2000. - </text:span><text:span text:style-name="T6">С</text:span><text:span text:style-name="T13">.101-128. - </text:span><text:span text:style-name="T6">Библиогр</text:span><text:span text:style-name="T13">.: 45 </text:span><text:span text:style-name="T6">назв</text:span><text:span text:style-name="T13">.</text:span></text:p>
      <text:p text:style-name="P1"><text:span text:style-name="T13">(</text:span><text:span text:style-name="T19">http://www.second-physics.ru/lib/books/gorizonty_XXI.pdf</text:span><text:span text:style-name="T13">)</text:span></text:p>
      <text:p text:style-name="P1"><text:span text:style-name="T13">7. </text:span><text:span text:style-name="T6">В</text:span><text:span text:style-name="T13">.</text:span><text:span text:style-name="T6">Г</text:span><text:span text:style-name="T13">.</text:span><text:span text:style-name="T6">Краснобрыжев</text:span><text:span text:style-name="T13">. </text:span><text:span text:style-name="T6">Новый метод поиска месторождений полезных ископаемых</text:span></text:p>
      <text:p text:style-name="P1"><text:span text:style-name="T13">(</text:span><text:span text:style-name="T6">система </text:span><text:span text:style-name="T13">"</text:span><text:span text:style-name="T6">Фотоспин</text:span><text:span text:style-name="T13">"). (</text:span><text:span text:style-name="T19">http://entron.narod.ru/sistemafotospin.htm</text:span><text:span text:style-name="T13">)</text:span></text:p>
      <text:p text:style-name="P1"><text:span text:style-name="T13">8. </text:span><text:span text:style-name="T19">http://tm.zr.tomsk.ru/items-120.html</text:span></text:p>
      <text:p text:style-name="P1"><text:span text:style-name="T13">9. </text:span><text:span text:style-name="T6">Патент Майко В</text:span><text:span text:style-name="T13">.</text:span><text:span text:style-name="T6">П</text:span><text:span text:style-name="T13">., </text:span><text:span text:style-name="T6">Иванов В</text:span><text:span text:style-name="T13">.</text:span><text:span text:style-name="T6">А</text:span><text:span text:style-name="T13">., </text:span><text:span text:style-name="T6">Ташлык М</text:span><text:span text:style-name="T13">.</text:span><text:span text:style-name="T6">П</text:span><text:span text:style-name="T13">. </text:span><text:span text:style-name="T6">№</text:span><text:span text:style-name="T13">2181204 </text:span><text:span text:style-name="T6">от </text:span><text:span text:style-name="T13">26.12.2000.</text:span></text:p>
      <text:p text:style-name="P1"><text:span text:style-name="T13">"</text:span><text:span text:style-name="T6">Способ измерения приращения сдвига фаз</text:span><text:span text:style-name="T13">, </text:span><text:span text:style-name="T6">характеризующего энергию</text:span></text:p>
      <text:p text:style-name="P1"><text:span text:style-name="T6">шумового электромагнитного процесса</text:span><text:span text:style-name="T13">"</text:span></text:p>
      <text:p text:style-name="P1"><text:span text:style-name="T13">(</text:span><text:span text:style-name="T19">http://www.infoscan.ru/Opisanie%20izobreteniya.pdf</text:span><text:span text:style-name="T13">)</text:span></text:p>
      <text:p text:style-name="P1"><text:span text:style-name="T13">10.</text:span><text:span text:style-name="T6">Шкатов В</text:span><text:span text:style-name="T13">.</text:span><text:span text:style-name="T6">Т</text:span><text:span text:style-name="T13">., </text:span><text:span text:style-name="T6">Шкатов П</text:span><text:span text:style-name="T13">.</text:span><text:span text:style-name="T6">В</text:span><text:span text:style-name="T13">. </text:span><text:span text:style-name="T6">Современные возможности тонкополевой</text:span></text:p>
      <text:p text:style-name="P1"><text:span text:style-name="T6">диагностики объектов живой и неживой природы </text:span><text:span text:style-name="T13">// </text:span><text:span text:style-name="T6">В наст</text:span><text:span text:style-name="T13">. </text:span><text:span text:style-name="T6">сборнике</text:span><text:span text:style-name="T13">.</text:span></text:p>
      <text:p text:style-name="P1"><text:span text:style-name="T13">11.</text:span><text:span text:style-name="T6">Мельник И</text:span><text:span text:style-name="T13">.</text:span><text:span text:style-name="T6">А</text:span><text:span text:style-name="T13">. </text:span><text:span text:style-name="T6">Вращение </text:span><text:span text:style-name="T13">– </text:span><text:span text:style-name="T6">источник неэлектромагнитного воздействия на</text:span></text:p>
      <text:p text:style-name="P1"><text:span text:style-name="T6">неравновесные заряды полупроводника и радиоактивный распад </text:span><text:span text:style-name="T13">// </text:span><text:span text:style-name="T6">В наст</text:span><text:span text:style-name="T13">.</text:span></text:p>
      <text:p text:style-name="P1"><text:span text:style-name="T6">сборнике</text:span></text:p>
      <text:p text:style-name="P1"><text:span text:style-name="T13">12.</text:span><text:span text:style-name="T6">Жигалов В</text:span><text:span text:style-name="T13">.</text:span><text:span text:style-name="T6">А</text:span><text:span text:style-name="T13">. </text:span><text:span text:style-name="T6">Уничтожение торсионных исследований в России</text:span><text:span text:style-name="T13">. </text:span><text:span text:style-name="T6">Независимое</text:span></text:p>
      <text:p text:style-name="P1"><text:span text:style-name="T6">расследование</text:span><text:span text:style-name="T13">. </text:span><text:span text:style-name="T6">Электронная версия </text:span><text:span text:style-name="T19">http://www.second-physics.ru/node/19</text:span></text:p>
      <text:p text:style-name="P1"><text:span text:style-name="T13">13. </text:span><text:span text:style-name="T6">Пархомов А</text:span><text:span text:style-name="T13">.</text:span><text:span text:style-name="T6">Г</text:span><text:span text:style-name="T13">. </text:span><text:span text:style-name="T6">Космос</text:span><text:span text:style-name="T13">. </text:span><text:span text:style-name="T6">Земля</text:span><text:span text:style-name="T13">. </text:span><text:span text:style-name="T6">Человек</text:span><text:span text:style-name="T13">. </text:span><text:span text:style-name="T6">Новые грани науки </text:span><text:span text:style-name="T13">// </text:span><text:span text:style-name="T6">М</text:span><text:span text:style-name="T13">.: </text:span><text:span text:style-name="T6">Наука</text:span><text:span text:style-name="T13">, 2009.-</text:span></text:p>
      <text:p text:style-name="P1"><text:span text:style-name="T13">272 </text:span><text:span text:style-name="T6">с</text:span><text:span text:style-name="T13">.</text:span></text:p>
      <text:p text:style-name="P1"><text:span text:style-name="T13">14.</text:span><text:span text:style-name="T6">Акимов А</text:span><text:span text:style-name="T13">.</text:span><text:span text:style-name="T6">Е</text:span><text:span text:style-name="T13">., </text:span><text:span text:style-name="T6">Тарасенко В</text:span><text:span text:style-name="T13">.</text:span><text:span text:style-name="T6">Я</text:span><text:span text:style-name="T13">., </text:span><text:span text:style-name="T6">Толмачёв С</text:span><text:span text:style-name="T13">.</text:span><text:span text:style-name="T6">Ю</text:span><text:span text:style-name="T13">. "</text:span><text:span text:style-name="T6">Торсионная связь </text:span><text:span text:style-name="T13">- </text:span><text:span text:style-name="T6">новая</text:span></text:p>
      <text:p text:style-name="P1"><text:span text:style-name="T6">физическая основа для систем передачи информации</text:span><text:span text:style-name="T13">" // </text:span><text:span text:style-name="T6">Электросвязь</text:span><text:span text:style-name="T13">. - 2001.</text:span></text:p>
      <text:p text:style-name="P1"><text:span text:style-name="T6">№</text:span><text:span text:style-name="T13">5, </text:span><text:span text:style-name="T6">с</text:span><text:span text:style-name="T13">.24-30. (</text:span><text:span text:style-name="T19">http://www.trinitas.ru/rus/doc/0231/010a/02310000.htm#100</text:span><text:span text:style-name="T13">)</text:span></text:p>
      <text:p text:style-name="P1"><text:span text:style-name="T13">15. </text:span><text:span text:style-name="T6">Бобров А</text:span><text:span text:style-name="T13">.</text:span><text:span text:style-name="T6">В</text:span><text:span text:style-name="T13">. </text:span><text:span text:style-name="T6">Модельное исследование полевой концепции механизма сознания</text:span><text:span text:style-name="T13">.</text:span></text:p>
      <text:p text:style-name="P1"><text:span text:style-name="T13">- </text:span><text:span text:style-name="T6">ОрёлГТУ</text:span><text:span text:style-name="T13">, 2007. (</text:span><text:span text:style-name="T19">http://www.ostu.ru/personal/bobrov/list.htm</text:span><text:span text:style-name="T13">)</text:span></text:p>
      <text:p text:style-name="P1"><text:span text:style-name="T13">16. </text:span><text:span text:style-name="T6">Бобров А</text:span><text:span text:style-name="T13">.</text:span><text:span text:style-name="T6">В</text:span><text:span text:style-name="T13">. </text:span><text:span text:style-name="T6">Реакция двойных электрических слоев на воздействие торсионного</text:span></text:p>
      <text:p text:style-name="P1"><text:span text:style-name="T6">поля</text:span><text:span text:style-name="T13">. - </text:span><text:span text:style-name="T6">М</text:span><text:span text:style-name="T13">., 1997. - 26 </text:span><text:span text:style-name="T6">с</text:span><text:span text:style-name="T13">. - </text:span><text:span text:style-name="T6">Деп</text:span><text:span text:style-name="T13">. </text:span><text:span text:style-name="T6">в ВИНИТИ </text:span><text:span text:style-name="T13">N 1055-</text:span><text:span text:style-name="T6">В</text:span><text:span text:style-name="T13">97.</text:span></text:p>
      <text:p text:style-name="P1"><text:span text:style-name="T13">(</text:span><text:span text:style-name="T19">http://www.ostu.ru/personal/bobrov/18.rar</text:span><text:span text:style-name="T13">)</text:span></text:p>
      <text:p text:style-name="P1"><text:span text:style-name="T13">17.</text:span><text:span text:style-name="T6">Курапов С</text:span><text:span text:style-name="T13">.</text:span><text:span text:style-name="T6">А</text:span><text:span text:style-name="T13">., </text:span><text:span text:style-name="T6">Панов В</text:span><text:span text:style-name="T13">.</text:span><text:span text:style-name="T6">Ф</text:span><text:span text:style-name="T13">. </text:span><text:span text:style-name="T6">Полевое глубинное воздействие на расплавы металла</text:span></text:p>
      <text:p text:style-name="P1"><text:span text:style-name="T13">// </text:span><text:span text:style-name="T6">Космос</text:span><text:span text:style-name="T13">. </text:span><text:span text:style-name="T6">Время</text:span><text:span text:style-name="T13">. </text:span><text:span text:style-name="T6">Энергия</text:span><text:span text:style-name="T13">. </text:span><text:span text:style-name="T6">Сборник статей</text:span><text:span text:style-name="T13">, </text:span><text:span text:style-name="T6">посвящённых </text:span><text:span text:style-name="T13">100-</text:span><text:span text:style-name="T6">летию</text:span></text:p>
      <text:p text:style-name="P1"><text:span text:style-name="T6">Д</text:span><text:span text:style-name="T13">.</text:span><text:span text:style-name="T6">Д</text:span><text:span text:style-name="T13">.</text:span><text:span text:style-name="T6">Иваненко</text:span><text:span text:style-name="T13">. </text:span><text:span text:style-name="T6">М</text:span><text:span text:style-name="T13">.: "</text:span><text:span text:style-name="T6">Белка</text:span><text:span text:style-name="T13">", 2004. - 415 </text:span><text:span text:style-name="T6">с</text:span><text:span text:style-name="T13">.</text:span></text:p>
      <text:p text:style-name="P1"><text:span text:style-name="T13">(</text:span><text:span text:style-name="T19">http://www.trinitas.ru/rus/doc/0231/005a/02310006.htm</text:span><text:span text:style-name="T13">)</text:span></text:p>
      <text:p text:style-name="P1"><text:span text:style-name="T13">18.</text:span><text:span text:style-name="T6">Мещеряков В</text:span><text:span text:style-name="T13">. </text:span><text:span text:style-name="T6">Догонит ли Запад Россию</text:span><text:span text:style-name="T13">? // «</text:span><text:span text:style-name="T6">Академия Тринитаризма</text:span><text:span text:style-name="T13">», </text:span><text:span text:style-name="T6">М</text:span><text:span text:style-name="T13">., </text:span><text:span text:style-name="T6">Эл</text:span></text:p>
      <text:p text:style-name="P1"><text:span text:style-name="T6">№ </text:span><text:span text:style-name="T13">77-6567, </text:span><text:span text:style-name="T6">публ</text:span><text:span text:style-name="T13">.11685, 01.12.2004</text:span></text:p>
      <text:p text:style-name="P1"><text:span text:style-name="T13">(</text:span><text:span text:style-name="T19">http://www.trinitas.ru/rus/doc/0231/005a/02310007.htm</text:span><text:span text:style-name="T13">)</text:span></text:p>
      <text:p text:style-name="P1"><text:span text:style-name="T7">Материалы международной научной конференции</text:span><text:span text:style-name="T14">. </text:span><text:span text:style-name="T7">Хоста</text:span><text:span text:style-name="T14">, </text:span><text:span text:style-name="T7">Сочи</text:span><text:span text:style-name="T14">, 25-29 </text:span><text:span text:style-name="T7">августа </text:span><text:span text:style-name="T14">2009 </text:span><text:span text:style-name="T7">г</text:span><text:span text:style-name="T14">.</text:span></text:p>
      <text:p text:style-name="P1"><text:span text:style-name="T11">160</text:span></text:p>
      <text:p text:style-name="P1"><text:span text:style-name="T13">19.</text:span><text:span text:style-name="T6">Гурдин В</text:span><text:span text:style-name="T13">.</text:span><text:span text:style-name="T6">И</text:span><text:span text:style-name="T13">., </text:span><text:span text:style-name="T6">Седельников В</text:span><text:span text:style-name="T13">.</text:span><text:span text:style-name="T6">В</text:span><text:span text:style-name="T13">. </text:span><text:span text:style-name="T6">Управление свойствами растворов и расплавов</text:span></text:p>
      <text:p text:style-name="P1"><text:span text:style-name="T6">при применении торсионных полей </text:span><text:span text:style-name="T13">// «</text:span><text:span text:style-name="T6">Академия Тринитаризма</text:span><text:span text:style-name="T13">», </text:span><text:span text:style-name="T6">М</text:span><text:span text:style-name="T13">., </text:span><text:span text:style-name="T6">Эл № </text:span><text:span text:style-name="T13">77-</text:span></text:p>
      <text:p text:style-name="P1"><text:span text:style-name="T13">6567, </text:span><text:span text:style-name="T6">публ</text:span><text:span text:style-name="T13">.14566, 13.09.2007</text:span></text:p>
      <text:p text:style-name="P1"><text:span text:style-name="T13">(</text:span><text:span text:style-name="T19">http://www.trinitas.ru/rus/doc/0231/004a/02311028.htm</text:span><text:span text:style-name="T13">)</text:span></text:p>
      <text:p text:style-name="P1"><text:span text:style-name="T13">20.</text:span><text:span text:style-name="T6">Гаряев П</text:span><text:span text:style-name="T13">.</text:span><text:span text:style-name="T6">П</text:span><text:span text:style-name="T13">., </text:span><text:span text:style-name="T6">Кокая А</text:span><text:span text:style-name="T13">.</text:span><text:span text:style-name="T6">А</text:span><text:span text:style-name="T13">., </text:span><text:span text:style-name="T6">Мухина И</text:span><text:span text:style-name="T13">.</text:span><text:span text:style-name="T6">В</text:span><text:span text:style-name="T13">., </text:span><text:span text:style-name="T6">Леонова</text:span><text:span text:style-name="T13">-</text:span><text:span text:style-name="T6">Гарява Е</text:span><text:span text:style-name="T13">.</text:span><text:span text:style-name="T6">А</text:span><text:span text:style-name="T13">., </text:span><text:span text:style-name="T6">Кокая Н</text:span><text:span text:style-name="T13">.</text:span><text:span text:style-name="T6">Г</text:span><text:span text:style-name="T13">.</text:span></text:p>
      <text:p text:style-name="P1"><text:span text:style-name="T6">Влияние модулированного биоструктурами электромагнитного излучения на</text:span></text:p>
      <text:p text:style-name="P1"><text:span text:style-name="T6">течение аллоксанового сахарного диабета у крыс </text:span><text:span text:style-name="T13">// </text:span><text:span text:style-name="T6">Бюллетень Эксп</text:span><text:span text:style-name="T13">. </text:span><text:span text:style-name="T6">Биол</text:span><text:span text:style-name="T13">. </text:span><text:span text:style-name="T6">И</text:span></text:p>
      <text:p text:style-name="P1"><text:soft-page-break/><text:span text:style-name="T6">Мед</text:span><text:span text:style-name="T13">., </text:span><text:span text:style-name="T6">№</text:span><text:span text:style-name="T13">2, 2007, </text:span><text:span text:style-name="T6">с</text:span><text:span text:style-name="T13">.155-158. (</text:span><text:span text:style-name="T19">http://www.wavegenetics.jino-net.ru/zip/Diabet.zip</text:span><text:span text:style-name="T13">)</text:span></text:p>
      <text:p text:style-name="P1"><text:span text:style-name="T13">21.</text:span><text:span text:style-name="T6">Краснобрыжев В</text:span><text:span text:style-name="T13">.</text:span><text:span text:style-name="T6">Г</text:span><text:span text:style-name="T13">. </text:span><text:span text:style-name="T6">Универсальная система квантовой телепортации </text:span><text:span text:style-name="T13">// </text:span><text:span text:style-name="T6">В наст</text:span><text:span text:style-name="T13">.</text:span></text:p>
      <text:p text:style-name="P1"><text:span text:style-name="T6">сборнике</text:span><text:span text:style-name="T13">.</text:span></text:p>
      <text:p text:style-name="P1"><text:span text:style-name="T13">22. </text:span><text:span text:style-name="T6">Коротаев С</text:span><text:span text:style-name="T13">.</text:span><text:span text:style-name="T6">М</text:span><text:span text:style-name="T13">. </text:span><text:span text:style-name="T6">Гелиогеофизические эффекты нелокальности </text:span><text:span text:style-name="T13">- </text:span><text:span text:style-name="T6">тени будущего в</text:span></text:p>
      <text:p text:style-name="P1"><text:span text:style-name="T6">настоящем </text:span><text:span text:style-name="T13">// </text:span><text:span text:style-name="T6">Квантовая Магия</text:span><text:span text:style-name="T13">, </text:span><text:span text:style-name="T6">том </text:span><text:span text:style-name="T13">1, </text:span><text:span text:style-name="T6">вып</text:span><text:span text:style-name="T13">. 2</text:span></text:p>
      <text:p text:style-name="P1"><text:span text:style-name="T13">(</text:span><text:span text:style-name="T19">http://quantmagic.narod.ru/volumes/VOL122004/p2219.html</text:span><text:span text:style-name="T13">)</text:span></text:p>
      <text:p text:style-name="P1"><text:span text:style-name="T13">23. </text:span><text:span text:style-name="T6">Бобров А</text:span><text:span text:style-name="T13">.</text:span><text:span text:style-name="T6">В</text:span><text:span text:style-name="T13">. </text:span><text:span text:style-name="T6">Полевые информационные взаимодействия</text:span><text:span text:style-name="T13">. </text:span><text:span text:style-name="T6">Сборник статей</text:span><text:span text:style-name="T13">. -</text:span></text:p>
      <text:p text:style-name="P1"><text:span text:style-name="T6">ОрёлГТУ</text:span><text:span text:style-name="T13">, 2003. (</text:span><text:span text:style-name="T19">http://www.ostu.ru/personal/bobrov/list.htm</text:span><text:span text:style-name="T13">)</text:span></text:p>
      <text:p text:style-name="P1"><text:span text:style-name="T13">24. </text:span><text:span text:style-name="T6">Квартальнов В</text:span><text:span text:style-name="T13">.</text:span><text:span text:style-name="T6">В</text:span><text:span text:style-name="T13">., </text:span><text:span text:style-name="T6">Перевозчиков Н</text:span><text:span text:style-name="T13">.</text:span><text:span text:style-name="T6">Ф</text:span><text:span text:style-name="T13">. "</text:span><text:span text:style-name="T6">Открытие </text:span><text:span text:style-name="T13">"</text:span><text:span text:style-name="T6">нефизической</text:span><text:span text:style-name="T13">" </text:span><text:span text:style-name="T6">компоненты</text:span></text:p>
      <text:p text:style-name="P1"><text:span text:style-name="T6">излучения оптических квантовых генераторов</text:span><text:span text:style-name="T13">" // </text:span><text:span text:style-name="T6">Парапсихология и</text:span></text:p>
      <text:p text:style-name="P1"><text:span text:style-name="T6">психофизика</text:span><text:span text:style-name="T13">, 2000, </text:span><text:span text:style-name="T6">№</text:span><text:span text:style-name="T13">1 (29), </text:span><text:span text:style-name="T6">с</text:span><text:span text:style-name="T13">.67-70 (</text:span><text:span text:style-name="T19">http://datchik.agpl.ru/st/pr2.pdf</text:span><text:span text:style-name="T13">)</text:span></text:p>
      <text:p text:style-name="P1"><text:span text:style-name="T13">25. </text:span><text:span text:style-name="T6">Квартальнов В</text:span><text:span text:style-name="T13">.</text:span><text:span text:style-name="T6">В</text:span><text:span text:style-name="T13">. </text:span><text:span text:style-name="T6">Экспериментальное выделение из излучения лазера</text:span></text:p>
      <text:p text:style-name="P1"><text:span text:style-name="T6">компоненты неизвестной физической природы</text:span><text:span text:style-name="T13">. // «</text:span><text:span text:style-name="T6">Лазер</text:span><text:span text:style-name="T13">-</text:span><text:span text:style-name="T6">Информ</text:span><text:span text:style-name="T13">» </text:span><text:span text:style-name="T6">№</text:span><text:span text:style-name="T13">12 (219),</text:span></text:p>
      <text:p text:style-name="P1"><text:span text:style-name="T13">2001. (</text:span><text:span text:style-name="T19">http://www.merak.ru/articles/journal14rus.htm</text:span><text:span text:style-name="T13">)</text:span></text:p>
      <text:p text:style-name="P1"><text:span text:style-name="T13">26.Anatoly Pavlenko. About a problem of users protection from negative influence of</text:span></text:p>
      <text:p text:style-name="P1"><text:span text:style-name="T13">electronic technique // </text:span><text:span text:style-name="T6">В наст</text:span><text:span text:style-name="T13">. </text:span><text:span text:style-name="T6">сборнике</text:span></text:p>
      <text:p text:style-name="P1"><text:span text:style-name="T13">27.</text:span><text:span text:style-name="T6">Абрамов А</text:span><text:span text:style-name="T13">.</text:span><text:span text:style-name="T6">А</text:span><text:span text:style-name="T13">., </text:span><text:span text:style-name="T6">Акимов А</text:span><text:span text:style-name="T13">.</text:span><text:span text:style-name="T6">Е</text:span><text:span text:style-name="T13">., </text:span><text:span text:style-name="T6">Булатов Э</text:span><text:span text:style-name="T13">.</text:span><text:span text:style-name="T6">И</text:span><text:span text:style-name="T13">. </text:span><text:span text:style-name="T6">и др</text:span><text:span text:style-name="T13">. </text:span><text:span text:style-name="T6">Физические основы и</text:span></text:p>
      <text:p text:style-name="P1"><text:span text:style-name="T6">экспериментальные результаты исследования торсионных технологий в</text:span></text:p>
      <text:p text:style-name="P1"><text:span text:style-name="T6">производстве материалов </text:span><text:span text:style-name="T13">// </text:span><text:span text:style-name="T6">Горизонты науки и технологий </text:span><text:span text:style-name="T13">XXI </text:span><text:span text:style-name="T6">века</text:span><text:span text:style-name="T13">: </text:span><text:span text:style-name="T6">Труды</text:span><text:span text:style-name="T13">.</text:span></text:p>
      <text:p text:style-name="P1"><text:span text:style-name="T6">Т</text:span><text:span text:style-name="T13">.1 / </text:span><text:span text:style-name="T6">Междунар</text:span><text:span text:style-name="T13">. </text:span><text:span text:style-name="T6">ин</text:span><text:span text:style-name="T13">-</text:span><text:span text:style-name="T6">т теор</text:span><text:span text:style-name="T13">. </text:span><text:span text:style-name="T6">и прикл</text:span><text:span text:style-name="T13">. </text:span><text:span text:style-name="T6">физики РАЕН</text:span><text:span text:style-name="T13">. - </text:span><text:span text:style-name="T6">М</text:span><text:span text:style-name="T13">.: </text:span><text:span text:style-name="T6">ФОЛИУМ</text:span><text:span text:style-name="T13">, 2000. -</text:span></text:p>
      <text:p text:style-name="P1"><text:span text:style-name="T6">С</text:span><text:span text:style-name="T13">.67-100. (</text:span><text:span text:style-name="T19">http://www.trinitas.ru/rus/doc/0231/005a/02310003.htm</text:span><text:span text:style-name="T13">)</text:span></text:p>
      <text:p text:style-name="P1"><text:span text:style-name="T13">28.</text:span><text:span text:style-name="T6">Краснобрыжев В</text:span><text:span text:style-name="T13">.</text:span><text:span text:style-name="T6">Г</text:span><text:span text:style-name="T13">. </text:span><text:span text:style-name="T6">Свойства когерентной материи </text:span><text:span text:style-name="T13">// </text:span><text:span text:style-name="T6">В наст</text:span><text:span text:style-name="T13">. </text:span><text:span text:style-name="T6">сборнике</text:span></text:p>
      <text:p text:style-name="P1"><text:span text:style-name="T13">29.Viktor Krasnobryzhev. Coherent </text:span><text:span text:style-name="T6">С</text:span><text:span text:style-name="T13">oal - New Prospect of Power and Problems</text:span></text:p>
      <text:p text:style-name="P1"><text:span text:style-name="T13">Solving of Climate Change // </text:span><text:span text:style-name="T6">В наст</text:span><text:span text:style-name="T13">. </text:span><text:span text:style-name="T6">сборнике</text:span></text:p>
      <text:p text:style-name="P1"><text:span text:style-name="T13">30.</text:span><text:span text:style-name="T6">Чернощеков К</text:span><text:span text:style-name="T13">.</text:span><text:span text:style-name="T6">А</text:span><text:span text:style-name="T13">. </text:span><text:span text:style-name="T6">Экспериментальное исследование по обнаружению спин</text:span><text:span text:style-name="T13">-</text:span></text:p>
      <text:p text:style-name="P1"><text:span text:style-name="T6">торсионного поля на основе его возможного влияния на репродуктивность и</text:span></text:p>
      <text:p text:style-name="P1"><text:span text:style-name="T6">изменчивость энтеробактерий </text:span><text:span text:style-name="T13">// </text:span><text:span text:style-name="T6">Поисковые экспериментальные исследования в</text:span></text:p>
      <text:p text:style-name="P1"><text:span text:style-name="T6">области спин</text:span><text:span text:style-name="T13">-</text:span><text:span text:style-name="T6">торсионных взаимодействий</text:span><text:span text:style-name="T13">. - </text:span><text:span text:style-name="T6">Томск</text:span><text:span text:style-name="T13">: </text:span><text:span text:style-name="T6">СибНИЦАЯ</text:span><text:span text:style-name="T13">, 1995. - </text:span><text:span text:style-name="T6">С</text:span><text:span text:style-name="T13">.108-</text:span></text:p>
      <text:p text:style-name="P1"><text:span text:style-name="T13">114. - </text:span><text:span text:style-name="T6">Библиогр</text:span><text:span text:style-name="T13">.: 4 </text:span><text:span text:style-name="T6">назв</text:span><text:span text:style-name="T13">. (</text:span><text:span text:style-name="T19">http://www.secondphysics.</text:span></text:p>
      <text:p text:style-name="P1"><text:span text:style-name="T19">ru/lib/books/tomsk_poiskovye.djvu</text:span><text:span text:style-name="T13">)</text:span></text:p>
      <text:p text:style-name="P1"><text:span text:style-name="T13">31.</text:span><text:span text:style-name="T6">Еханин С</text:span><text:span text:style-name="T13">.</text:span><text:span text:style-name="T6">Г</text:span><text:span text:style-name="T13">., </text:span><text:span text:style-name="T6">Лунев В</text:span><text:span text:style-name="T13">.</text:span><text:span text:style-name="T6">И</text:span><text:span text:style-name="T13">., </text:span><text:span text:style-name="T6">Окулов Б</text:span><text:span text:style-name="T13">.</text:span><text:span text:style-name="T6">В</text:span><text:span text:style-name="T13">., </text:span><text:span text:style-name="T6">Царапкин Г</text:span><text:span text:style-name="T13">.</text:span><text:span text:style-name="T6">С</text:span><text:span text:style-name="T13">. </text:span><text:span text:style-name="T6">Экспериментальное</text:span></text:p>
      <text:p text:style-name="P1"><text:span text:style-name="T6">обнаружение влияния торсионного поля маховика гиромотора на показания</text:span></text:p>
      <text:p text:style-name="P1"><text:span text:style-name="T6">газоразрядного детектора ионизирующего излучения </text:span><text:span text:style-name="T13">// </text:span><text:span text:style-name="T6">Поисковые</text:span></text:p>
      <text:p text:style-name="P1"><text:span text:style-name="T6">экспериментальные исследования в области спин</text:span><text:span text:style-name="T13">-</text:span><text:span text:style-name="T6">торсионных взаимодействий</text:span><text:span text:style-name="T13">.</text:span></text:p>
      <text:p text:style-name="P1"><text:span text:style-name="T13">- </text:span><text:span text:style-name="T6">Томск</text:span><text:span text:style-name="T13">: </text:span><text:span text:style-name="T6">СибНИЦАЯ</text:span><text:span text:style-name="T13">, 1995. - </text:span><text:span text:style-name="T6">С</text:span><text:span text:style-name="T13">.81-85. (</text:span><text:span text:style-name="T19">http://www.secondphysics.</text:span></text:p>
      <text:p text:style-name="P1"><text:span text:style-name="T19">ru/lib/books/tomsk_poiskovye.djvu</text:span><text:span text:style-name="T13">)</text:span></text:p>
      <text:p text:style-name="P1"><text:span text:style-name="T13">32.</text:span><text:span text:style-name="T6">Окулов Б</text:span><text:span text:style-name="T13">.</text:span><text:span text:style-name="T6">В</text:span><text:span text:style-name="T13">., </text:span><text:span text:style-name="T6">Лунев В</text:span><text:span text:style-name="T13">.</text:span><text:span text:style-name="T6">И</text:span><text:span text:style-name="T13">., </text:span><text:span text:style-name="T6">Царапкин Г</text:span><text:span text:style-name="T13">.</text:span><text:span text:style-name="T6">С</text:span><text:span text:style-name="T13">. </text:span><text:span text:style-name="T6">Обнаружение эффекта воздействия</text:span></text:p>
      <text:p text:style-name="P1"><text:span text:style-name="T6">спин</text:span><text:span text:style-name="T13">-</text:span><text:span text:style-name="T6">торсионного поля маховика гиромотора на показания сцинтилляционного</text:span></text:p>
      <text:p text:style-name="P1"><text:span text:style-name="T6">детектора ионизирующего излучения </text:span><text:span text:style-name="T13">// </text:span><text:span text:style-name="T6">Поисковые экспериментальные</text:span></text:p>
      <text:p text:style-name="P1"><text:span text:style-name="T6">исследования в области спин</text:span><text:span text:style-name="T13">-</text:span><text:span text:style-name="T6">торсионных взаимодействий</text:span><text:span text:style-name="T13">. - </text:span><text:span text:style-name="T6">Томск</text:span><text:span text:style-name="T13">:</text:span></text:p>
      <text:p text:style-name="P1"><text:span text:style-name="T7">Торсионные поля и информационные взаимодействия </text:span><text:span text:style-name="T14">– 2009</text:span></text:p>
      <text:p text:style-name="P1"><text:span text:style-name="T11">161</text:span></text:p>
      <text:p text:style-name="P1"><text:span text:style-name="T6">СибНИЦАЯ</text:span><text:span text:style-name="T13">, 1995. - </text:span><text:span text:style-name="T6">С</text:span><text:span text:style-name="T13">.86-90. (</text:span><text:span text:style-name="T19">http://www.secondphysics.</text:span></text:p>
      <text:p text:style-name="P1"><text:span text:style-name="T19">ru/lib/books/tomsk_poiskovye.djvu</text:span><text:span text:style-name="T13">)</text:span></text:p>
      <text:p text:style-name="P1"><text:span text:style-name="T13">33.</text:span><text:span text:style-name="T6">Окулов Б</text:span><text:span text:style-name="T13">.</text:span><text:span text:style-name="T6">В</text:span><text:span text:style-name="T13">. </text:span><text:span text:style-name="T6">Возможность повышения чувствительности сцинтилляционного</text:span></text:p>
      <text:p text:style-name="P1"><text:soft-page-break/><text:span text:style-name="T6">детектора ионизирующего излучения к торсионным полям </text:span><text:span text:style-name="T13">// </text:span><text:span text:style-name="T6">Поисковые</text:span></text:p>
      <text:p text:style-name="P1"><text:span text:style-name="T6">экспериментальные исследования в области спин</text:span><text:span text:style-name="T13">-</text:span><text:span text:style-name="T6">торсионных взаимодействий</text:span><text:span text:style-name="T13">.</text:span></text:p>
      <text:p text:style-name="P1"><text:span text:style-name="T13">- </text:span><text:span text:style-name="T6">Томск</text:span><text:span text:style-name="T13">: </text:span><text:span text:style-name="T6">СибНИЦАЯ</text:span><text:span text:style-name="T13">, 1995. - </text:span><text:span text:style-name="T6">С</text:span><text:span text:style-name="T13">.91-95. (</text:span><text:span text:style-name="T19">http://www.secondphysics.</text:span></text:p>
      <text:p text:style-name="P1"><text:span text:style-name="T19">ru/lib/books/tomsk_poiskovye.djvu</text:span><text:span text:style-name="T13">)</text:span></text:p>
      <text:p text:style-name="P1"><text:span text:style-name="T13">34.</text:span><text:span text:style-name="T6">Окулов Б</text:span><text:span text:style-name="T13">.</text:span><text:span text:style-name="T6">В</text:span><text:span text:style-name="T13">., </text:span><text:span text:style-name="T6">Царапкин Г</text:span><text:span text:style-name="T13">.</text:span><text:span text:style-name="T6">С</text:span><text:span text:style-name="T13">., </text:span><text:span text:style-name="T6">Лунев В</text:span><text:span text:style-name="T13">.</text:span><text:span text:style-name="T6">И</text:span><text:span text:style-name="T13">. </text:span><text:span text:style-name="T6">Влияние торсионного поля</text:span></text:p>
      <text:p text:style-name="P1"><text:span text:style-name="T6">вращающихся масс на физические процессы </text:span><text:span text:style-name="T13">// </text:span><text:span text:style-name="T6">Поисковые экспериментальные</text:span></text:p>
      <text:p text:style-name="P1"><text:span text:style-name="T6">исследования в области спин</text:span><text:span text:style-name="T13">-</text:span><text:span text:style-name="T6">торсионных взаимодействий</text:span><text:span text:style-name="T13">. - </text:span><text:span text:style-name="T6">Томск</text:span><text:span text:style-name="T13">:</text:span></text:p>
      <text:p text:style-name="P1"><text:span text:style-name="T6">СибНИЦАЯ</text:span><text:span text:style-name="T13">, 1995. - </text:span><text:span text:style-name="T6">С</text:span><text:span text:style-name="T13">.118-127. (</text:span><text:span text:style-name="T19">http://www.secondphysics.</text:span></text:p>
      <text:p text:style-name="P1"><text:span text:style-name="T19">ru/lib/books/tomsk_poiskovye.djvu</text:span><text:span text:style-name="T13">)</text:span></text:p>
      <text:p text:style-name="P1"><text:span text:style-name="T13">35.</text:span><text:span text:style-name="T6">С</text:span><text:span text:style-name="T13">.</text:span><text:span text:style-name="T6">Э</text:span><text:span text:style-name="T13">.</text:span><text:span text:style-name="T6">Шноль</text:span><text:span text:style-name="T13">, </text:span><text:span text:style-name="T6">В</text:span><text:span text:style-name="T13">.</text:span><text:span text:style-name="T6">А</text:span><text:span text:style-name="T13">.</text:span><text:span text:style-name="T6">Панчелюга</text:span><text:span text:style-name="T13">. </text:span><text:span text:style-name="T6">Экспериментальное исследование влияния быстро</text:span></text:p>
      <text:p text:style-name="P1"><text:span text:style-name="T6">вращающегося массивного тела на форму функции распределения амплитуд</text:span></text:p>
      <text:p text:style-name="P1"><text:span text:style-name="T6">флуктуации скорости альфа</text:span><text:span text:style-name="T13">-</text:span><text:span text:style-name="T6">распада </text:span><text:span text:style-name="T13">// </text:span><text:span text:style-name="T6">Гиперкомплексные числа в геометрии и</text:span></text:p>
      <text:p text:style-name="P1"><text:span text:style-name="T6">физике</text:span><text:span text:style-name="T13">, 1(5), Vol.3, 2006 (</text:span><text:span text:style-name="T19">http://hypercomplex.xpsweb.com/articles/272/ru/pdf/05-</text:span></text:p>
      <text:p text:style-name="P1"><text:span text:style-name="T19">06.pdf</text:span><text:span text:style-name="T13">)</text:span></text:p>
      <text:p text:style-name="P1"><text:span text:style-name="T13">36. </text:span><text:span text:style-name="T19">http://www.faraday.ru/radioactivity.pdf</text:span></text:p>
      <text:p text:style-name="P1"><text:span text:style-name="T13">37. </text:span><text:span text:style-name="T19">http://roslo.narod.ru/rao/rao1.htm</text:span></text:p>
      <text:p text:style-name="P1"><text:span text:style-name="T13">38. </text:span><text:span text:style-name="T6">Самохвалов В</text:span><text:span text:style-name="T13">.</text:span><text:span text:style-name="T6">Н</text:span><text:span text:style-name="T13">. </text:span><text:span text:style-name="T6">Экспериментальное исследование взаимодействия</text:span></text:p>
      <text:p text:style-name="P1"><text:span text:style-name="T6">вращающихся динамически несбалансированных тонких дисков </text:span><text:span text:style-name="T13">// </text:span><text:span text:style-name="T6">В наст</text:span><text:span text:style-name="T13">.</text:span></text:p>
      <text:p text:style-name="P1"><text:span text:style-name="T6">сборнике</text:span></text:p>
      <text:p text:style-name="P1"><text:span text:style-name="T13">39.</text:span><text:span text:style-name="T6">Киндеревич 7 еА</text:span><text:span text:style-name="T13">.</text:span><text:span text:style-name="T6">В</text:span><text:span text:style-name="T13">. </text:span><text:span text:style-name="T6">Решение проблемы ускоренной дезактивации радиоактивных</text:span></text:p>
      <text:p text:style-name="P1"><text:span text:style-name="T6">элементов </text:span><text:span text:style-name="T13">// </text:span><text:span text:style-name="T6">В наст</text:span><text:span text:style-name="T13">. </text:span><text:span text:style-name="T6">сборнике</text:span></text:p>
      <text:p text:style-name="P1"><text:span text:style-name="T13">40.</text:span><text:span text:style-name="T6">Патент И</text:span><text:span text:style-name="T13">.</text:span><text:span text:style-name="T6">М</text:span><text:span text:style-name="T13">.</text:span><text:span text:style-name="T6">Шахпаронова №</text:span><text:span text:style-name="T13">1806477 </text:span><text:span text:style-name="T6">от </text:span><text:span text:style-name="T13">21.05.1990 </text:span><text:span text:style-name="T6">г</text:span><text:span text:style-name="T13">. "</text:span><text:span text:style-name="T6">Устройство для</text:span></text:p>
      <text:p text:style-name="P1"><text:span text:style-name="T6">поляризации вакуума</text:span><text:span text:style-name="T13">" (</text:span><text:span text:style-name="T19">http://axion.xost.ru/Pa/SU1806477.pdf</text:span><text:span text:style-name="T13">)</text:span></text:p>
      <text:p text:style-name="P1"><text:span text:style-name="T13">41.</text:span><text:span text:style-name="T6">Патент И</text:span><text:span text:style-name="T13">.</text:span><text:span text:style-name="T6">М</text:span><text:span text:style-name="T13">.</text:span><text:span text:style-name="T6">Шахпаронова № </text:span><text:span text:style-name="T13">2061266 </text:span><text:span text:style-name="T6">от </text:span><text:span text:style-name="T13">25.05.1996 </text:span><text:span text:style-name="T6">г</text:span><text:span text:style-name="T13">. "</text:span><text:span text:style-name="T6">Способ</text:span></text:p>
      <text:p text:style-name="P1"><text:span text:style-name="T6">обеззараживания радиоактивных материалов</text:span><text:span text:style-name="T13">"</text:span></text:p>
      <text:p text:style-name="P1"><text:span text:style-name="T13">(</text:span><text:span text:style-name="T19">http://www.sinor.ru/~bukren7/shahparonov_pat2.doc</text:span><text:span text:style-name="T13">)</text:span></text:p>
      <text:p text:style-name="P1"><text:span text:style-name="T13">42.</text:span><text:span text:style-name="T6">И</text:span><text:span text:style-name="T13">.</text:span><text:span text:style-name="T6">М</text:span><text:span text:style-name="T13">.</text:span><text:span text:style-name="T6">Шахпаронов</text:span><text:span text:style-name="T13">, </text:span><text:span text:style-name="T6">С</text:span><text:span text:style-name="T13">.</text:span><text:span text:style-name="T6">П</text:span><text:span text:style-name="T13">.</text:span><text:span text:style-name="T6">Колотухин</text:span><text:span text:style-name="T13">, </text:span><text:span text:style-name="T6">Б</text:span><text:span text:style-name="T13">.</text:span><text:span text:style-name="T6">А</text:span><text:span text:style-name="T13">.</text:span><text:span text:style-name="T6">Чепенко</text:span><text:span text:style-name="T13">, </text:span><text:span text:style-name="T6">Ю</text:span><text:span text:style-name="T13">.</text:span><text:span text:style-name="T6">Н</text:span><text:span text:style-name="T13">.</text:span><text:span text:style-name="T6">Хандуров </text:span><text:span text:style-name="T13">"</text:span><text:span text:style-name="T6">Применение</text:span></text:p>
      <text:p text:style-name="P1"><text:span text:style-name="T6">холодного нуклеосинтеза в нефтяной промышленности</text:span><text:span text:style-name="T13">", 2004.</text:span></text:p>
      <text:p text:style-name="P1"><text:span text:style-name="T13">(</text:span><text:span text:style-name="T19">http://www.shaping.ru/congress/download/cong04(013).pdf)</text:span></text:p>
      <text:p text:style-name="P1"><text:span text:style-name="T13">43.</text:span><text:span text:style-name="T6">Л</text:span><text:span text:style-name="T13">.</text:span><text:span text:style-name="T6">И</text:span><text:span text:style-name="T13">.</text:span><text:span text:style-name="T6">Уруцкоев</text:span><text:span text:style-name="T13">, </text:span><text:span text:style-name="T6">В</text:span><text:span text:style-name="T13">.</text:span><text:span text:style-name="T6">И</text:span><text:span text:style-name="T13">.</text:span><text:span text:style-name="T6">Ликсонов</text:span><text:span text:style-name="T13">, </text:span><text:span text:style-name="T6">В</text:span><text:span text:style-name="T13">.</text:span><text:span text:style-name="T6">Г</text:span><text:span text:style-name="T13">.</text:span><text:span text:style-name="T6">Циноев</text:span><text:span text:style-name="T13">. </text:span><text:span text:style-name="T6">Экспериментальное обнаружение</text:span></text:p>
      <text:p text:style-name="P1"><text:span text:style-name="T13">"</text:span><text:span text:style-name="T6">странного</text:span><text:span text:style-name="T13">" </text:span><text:span text:style-name="T6">излучения и трансформация химических элементов </text:span><text:span text:style-name="T13">// </text:span><text:span text:style-name="T6">Прикладная</text:span></text:p>
      <text:p text:style-name="P1"><text:span text:style-name="T6">физика</text:span><text:span text:style-name="T13">, 2000. </text:span><text:span text:style-name="T6">№</text:span><text:span text:style-name="T13">4. </text:span><text:span text:style-name="T6">с</text:span><text:span text:style-name="T13">. 83-100. (</text:span><text:span text:style-name="T19">http://www.uf.narod.ru/public/recom_s01.pdf</text:span><text:span text:style-name="T13">)</text:span></text:p>
      <text:p text:style-name="P1"><text:span text:style-name="T13">44.</text:span><text:span text:style-name="T6">Н</text:span><text:span text:style-name="T13">.</text:span><text:span text:style-name="T6">Г</text:span><text:span text:style-name="T13">.</text:span><text:span text:style-name="T6">Ивойлов</text:span><text:span text:style-name="T13">. </text:span><text:span text:style-name="T6">Низкоэнергетическая генерация </text:span><text:span text:style-name="T13">«</text:span><text:span text:style-name="T6">странного</text:span><text:span text:style-name="T13">» </text:span><text:span text:style-name="T6">излучения </text:span><text:span text:style-name="T13">//</text:span></text:p>
      <text:p text:style-name="P1"><text:span text:style-name="T6">Георесурсы</text:span><text:span text:style-name="T13">, 2(17) 2005. (</text:span><text:span text:style-name="T19">http://www.secondphysics.</text:span></text:p>
      <text:p text:style-name="P1"><text:span text:style-name="T19">ru/lib/articles/ivoilov_georesursy.rar</text:span><text:span text:style-name="T13">)</text:span></text:p>
      <text:p text:style-name="P1"><text:span text:style-name="T13">45.</text:span><text:span text:style-name="T6">С</text:span><text:span text:style-name="T13">.</text:span><text:span text:style-name="T6">В</text:span><text:span text:style-name="T13">.</text:span><text:span text:style-name="T6">Адаменко</text:span><text:span text:style-name="T13">. </text:span><text:span text:style-name="T6">Концепция искусственно инициируемого коллапса вещества и</text:span></text:p>
      <text:p text:style-name="P1"><text:span text:style-name="T6">основные результаты первого этапа ее экспериментальной реализации </text:span><text:span text:style-name="T13">//</text:span></text:p>
      <text:p text:style-name="P1"><text:span text:style-name="T6">Препринт </text:span><text:span text:style-name="T13">2004, </text:span><text:span text:style-name="T6">Киев</text:span><text:span text:style-name="T13">, </text:span><text:span text:style-name="T6">Академпериодика</text:span><text:span text:style-name="T13">, </text:span><text:span text:style-name="T6">с</text:span><text:span text:style-name="T13">. 36. (</text:span><text:span text:style-name="T19">http://proton-</text:span></text:p>
      <text:p text:style-name="P1"><text:span text:style-name="T19">21.com.ua/articles/Preprint_ru.pdf</text:span><text:span text:style-name="T13">)</text:span></text:p>
      <text:p text:style-name="P1"><text:span text:style-name="T13">46. Controlled Nucleosynthesis. Breakthroughs in Experiment and Theory, Series:</text:span></text:p>
      <text:p text:style-name="P1"><text:span text:style-name="T13">Fundamental Theories of Physics , Vol. 156, Adamenko, Stanislav; Selleri, Franco;</text:span></text:p>
      <text:p text:style-name="P1"><text:span text:style-name="T13">Merwe, Alwyn van der (Eds.), 780 p. (Springer, 2007).</text:span></text:p>
      <text:p text:style-name="P1"><text:span text:style-name="T13">(</text:span><text:span text:style-name="T19">http://www.springer.com/physics/elementary/book/978-1-4020-5873-8</text:span><text:span text:style-name="T13">)</text:span></text:p>
      <text:p text:style-name="P1"><text:span text:style-name="T13">47.</text:span><text:span text:style-name="T6">Панов В</text:span><text:span text:style-name="T13">.</text:span><text:span text:style-name="T6">Ф</text:span><text:span text:style-name="T13">., </text:span><text:span text:style-name="T6">Тестов Б</text:span><text:span text:style-name="T13">.</text:span><text:span text:style-name="T6">В</text:span><text:span text:style-name="T13">., </text:span><text:span text:style-name="T6">Клюев А</text:span><text:span text:style-name="T13">.</text:span><text:span text:style-name="T6">В</text:span><text:span text:style-name="T13">. </text:span><text:span text:style-name="T6">Реакция мышей на торсионное излучение</text:span></text:p>
      <text:p text:style-name="P1"><text:span text:style-name="T13">// </text:span><text:span text:style-name="T6">Научные основы и прикладные проблемы энергоинформационных</text:span></text:p>
      <text:p text:style-name="P1"><text:soft-page-break/><text:span text:style-name="T7">Материалы международной научной конференции</text:span><text:span text:style-name="T14">. </text:span><text:span text:style-name="T7">Хоста</text:span><text:span text:style-name="T14">, </text:span><text:span text:style-name="T7">Сочи</text:span><text:span text:style-name="T14">, 25-29 </text:span><text:span text:style-name="T7">августа </text:span><text:span text:style-name="T14">2009 </text:span><text:span text:style-name="T7">г</text:span><text:span text:style-name="T14">.</text:span></text:p>
      <text:p text:style-name="P1"><text:span text:style-name="T11">162</text:span></text:p>
      <text:p text:style-name="P1"><text:span text:style-name="T6">взаимодействий в природе и обществе</text:span><text:span text:style-name="T13">: </text:span><text:span text:style-name="T6">Материалы Междунар</text:span><text:span text:style-name="T13">. </text:span><text:span text:style-name="T6">Конгресса</text:span></text:p>
      <text:p text:style-name="P1"><text:span text:style-name="T13">"</text:span><text:span text:style-name="T6">ИнтерЭНИО</text:span><text:span text:style-name="T13">-99". - </text:span><text:span text:style-name="T6">М</text:span><text:span text:style-name="T13">.: </text:span><text:span text:style-name="T6">Изд</text:span><text:span text:style-name="T13">-</text:span><text:span text:style-name="T6">во ВИУ</text:span><text:span text:style-name="T13">, 2000.</text:span></text:p>
      <text:p text:style-name="P1"><text:span text:style-name="T13">(</text:span><text:span text:style-name="T19">http://www.roerich.com/zip/mouse_t.zip</text:span><text:span text:style-name="T13">)</text:span></text:p>
      <text:p text:style-name="P1"><text:span text:style-name="T13">48.</text:span><text:span text:style-name="T6">И</text:span><text:span text:style-name="T13">.</text:span><text:span text:style-name="T6">М</text:span><text:span text:style-name="T13">.</text:span><text:span text:style-name="T6">Шахпаронов</text:span><text:span text:style-name="T13">. </text:span><text:span text:style-name="T6">Излучение Козырева</text:span><text:span text:style-name="T13">-</text:span><text:span text:style-name="T6">Дирака и его влияние на животных</text:span><text:span text:style-name="T13">.</text:span></text:p>
      <text:p text:style-name="P1"><text:span text:style-name="T13">(</text:span><text:span text:style-name="T19">http://www.shaping.ru/congress/russian/shahparonov/shahparonov.asp</text:span><text:span text:style-name="T13">)</text:span></text:p>
      <text:p text:style-name="P1"><text:span text:style-name="T13">49. E.A.Pryakhin, G.A.Tryapitsina, L.I.Urutskoyev, A.V.Akleyev. Assessment of the</text:span></text:p>
      <text:p text:style-name="P1"><text:span text:style-name="T13">biological effects of “strange” Radiation // Annales de la Fondation Louis de Broglie,</text:span></text:p>
      <text:p text:style-name="P1"><text:span text:style-name="T13">Volume 31 no 4, 2006 (</text:span><text:span text:style-name="T19">http://www.ensmp.fr/aflb/AFLB-314/aflb314m514.pdf</text:span><text:span text:style-name="T13">)</text:span></text:p>
      <text:p text:style-name="P1"><text:span text:style-name="T13">50. </text:span><text:span text:style-name="T19">http://www.cnt.ru/users/ac_telos/n-page-4.htm</text:span></text:p>
      <text:p text:style-name="P1"><text:span text:style-name="T13">51.</text:span><text:span text:style-name="T6">С</text:span><text:span text:style-name="T13">.</text:span><text:span text:style-name="T6">В</text:span><text:span text:style-name="T13">.</text:span><text:span text:style-name="T6">Адаменко</text:span><text:span text:style-name="T13">, </text:span><text:span text:style-name="T6">В</text:span><text:span text:style-name="T13">.</text:span><text:span text:style-name="T6">И</text:span><text:span text:style-name="T13">.</text:span><text:span text:style-name="T6">Высоцкий</text:span><text:span text:style-name="T13">. </text:span><text:span text:style-name="T6">Экспериментальное обнаружение и</text:span></text:p>
      <text:p text:style-name="P1"><text:span text:style-name="T6">моделирование ориентационного движения гипотетических</text:span></text:p>
      <text:p text:style-name="P1"><text:span text:style-name="T6">магнитозаряженных частиц на многослойной поверхности </text:span><text:span text:style-name="T13">// </text:span><text:span text:style-name="T6">Поверхность</text:span><text:span text:style-name="T13">,</text:span></text:p>
      <text:p text:style-name="P1"><text:span text:style-name="T13">2006, </text:span><text:span text:style-name="T6">№</text:span><text:span text:style-name="T13">3, </text:span><text:span text:style-name="T6">с</text:span><text:span text:style-name="T13">. 84-92.</text:span></text:p>
      <text:p text:style-name="P1"><text:span text:style-name="T13">52. </text:span><text:span text:style-name="T19">http://www.second-physics.ru/lib/articles/spinor_clinic_eng.rar</text:span></text:p>
      <text:p text:style-name="P1"><text:span text:style-name="T13">53. </text:span><text:span text:style-name="T19">http://www.second-physics.ru/lib/articles/kosov_acty_onko.rar</text:span></text:p>
      <text:p text:style-name="P1"><text:span text:style-name="T13">54. </text:span><text:span text:style-name="T19">http://www.spinor.kiev.ua/ua/index.php?p=42</text:span></text:p>
      <text:p text:style-name="P1"><text:span text:style-name="T13">55.</text:span><text:span text:style-name="T6">Дульнев Г</text:span><text:span text:style-name="T13">.</text:span><text:span text:style-name="T6">И</text:span><text:span text:style-name="T13">., </text:span><text:span text:style-name="T6">Ипатов А</text:span><text:span text:style-name="T13">.</text:span><text:span text:style-name="T6">П</text:span><text:span text:style-name="T13">. </text:span><text:span text:style-name="T6">Исследования явлений энергоинформационного</text:span></text:p>
      <text:p text:style-name="P1"><text:span text:style-name="T6">обмена</text:span><text:span text:style-name="T13">: </text:span><text:span text:style-name="T6">экспериментальные результаты</text:span><text:span text:style-name="T13">. - </text:span><text:span text:style-name="T6">СПб</text:span><text:span text:style-name="T13">., </text:span><text:span text:style-name="T6">ГИТМО</text:span><text:span text:style-name="T13">, 1998. - 72 </text:span><text:span text:style-name="T6">с</text:span><text:span text:style-name="T13">.</text:span></text:p>
      <text:p text:style-name="P1"><text:span text:style-name="T13">(</text:span><text:span text:style-name="T19">http://www.roerich.com/zip/preprint.zip</text:span><text:span text:style-name="T13">)</text:span></text:p>
      <text:p text:style-name="P1"><text:span text:style-name="T13">56.</text:span><text:span text:style-name="T6">Дульнев Г</text:span><text:span text:style-name="T13">.</text:span><text:span text:style-name="T6">Н</text:span><text:span text:style-name="T13">. </text:span><text:span text:style-name="T6">В поисках нового мира</text:span><text:span text:style-name="T13">. </text:span><text:span text:style-name="T6">Описание научных экспериментов по</text:span></text:p>
      <text:p text:style-name="P1"><text:span text:style-name="T6">изучению экстрасенсорных способностей</text:span><text:span text:style-name="T13">. – </text:span><text:span text:style-name="T6">Весь</text:span><text:span text:style-name="T13">, 2004, 286 </text:span><text:span text:style-name="T6">с</text:span><text:span text:style-name="T13">.</text:span></text:p>
      <text:p text:style-name="P1"><text:span text:style-name="T13">(</text:span><text:span text:style-name="T19">http://www.second-physics.ru/lib/books/dulnev_v_poiskah_novogo_mira.zip</text:span><text:span text:style-name="T13">)</text:span></text:p>
      <text:p text:style-name="P1"><text:span text:style-name="T13">57.</text:span><text:span text:style-name="T6">В</text:span><text:span text:style-name="T13">.</text:span><text:span text:style-name="T6">Станцо </text:span><text:span text:style-name="T13">"</text:span><text:span text:style-name="T6">Иван и его монополи</text:span><text:span text:style-name="T13">" // "</text:span><text:span text:style-name="T6">Техника </text:span><text:span text:style-name="T13">- </text:span><text:span text:style-name="T6">Молодежи</text:span><text:span text:style-name="T13">", </text:span><text:span text:style-name="T6">№</text:span><text:span text:style-name="T13">10, 1996 </text:span><text:span text:style-name="T6">г</text:span><text:span text:style-name="T13">.</text:span></text:p>
      <text:p text:style-name="P1"><text:span text:style-name="T13">(</text:span><text:span text:style-name="T19">http://www.sinor.ru/~bukren6/stanco_shah.doc</text:span><text:span text:style-name="T13">)</text:span></text:p>
      <text:p text:style-name="P1"><text:span text:style-name="T13">58.</text:span><text:span text:style-name="T6">Патент И</text:span><text:span text:style-name="T13">.</text:span><text:span text:style-name="T6">М</text:span><text:span text:style-name="T13">.</text:span><text:span text:style-name="T6">Шахпаронова № </text:span><text:span text:style-name="T13">2123736 </text:span><text:span text:style-name="T6">от </text:span><text:span text:style-name="T13">20.12.1998 </text:span><text:span text:style-name="T6">г</text:span><text:span text:style-name="T13">. "</text:span><text:span text:style-name="T6">Способ намагничивания</text:span></text:p>
      <text:p text:style-name="P1"><text:span text:style-name="T6">немагнитных материалов</text:span><text:span text:style-name="T13">" (</text:span><text:span text:style-name="T19">http://www.sinor.ru/~bukren7/shahparonov_pat1.doc</text:span><text:span text:style-name="T13">)</text:span></text:p>
      <text:p text:style-name="P1"><text:span text:style-name="T13">59.</text:span><text:span text:style-name="T6">Рощин В</text:span><text:span text:style-name="T13">.</text:span><text:span text:style-name="T6">В</text:span><text:span text:style-name="T13">., </text:span><text:span text:style-name="T6">Годин С</text:span><text:span text:style-name="T13">.</text:span><text:span text:style-name="T6">М</text:span><text:span text:style-name="T13">. </text:span><text:span text:style-name="T6">Экспериментальное исследование физических</text:span></text:p>
      <text:p text:style-name="P1"><text:span text:style-name="T6">эффектов в динамической магнитной системе </text:span><text:span text:style-name="T13">// </text:span><text:span text:style-name="T6">Письма в ЖТФ</text:span><text:span text:style-name="T13">, 2000, </text:span><text:span text:style-name="T6">Вып</text:span><text:span text:style-name="T13">.24,</text:span></text:p>
      <text:p text:style-name="P1"><text:span text:style-name="T6">С</text:span><text:span text:style-name="T13">.26. (</text:span><text:span text:style-name="T19">http://n-t.ru/tp/ts/dms.htm</text:span><text:span text:style-name="T13">)</text:span></text:p>
      <text:p text:style-name="P1"><text:span text:style-name="T13">60.</text:span><text:span text:style-name="T6">Акимов А</text:span><text:span text:style-name="T13">.</text:span><text:span text:style-name="T6">Е</text:span><text:span text:style-name="T13">., </text:span><text:span text:style-name="T6">Кузьмин Р</text:span><text:span text:style-name="T13">.</text:span><text:span text:style-name="T6">Н</text:span><text:span text:style-name="T13">., </text:span><text:span text:style-name="T6">Мустафаев Р</text:span><text:span text:style-name="T13">.</text:span><text:span text:style-name="T6">И</text:span><text:span text:style-name="T13">. </text:span><text:span text:style-name="T6">Научные основы и пути развития</text:span></text:p>
      <text:p text:style-name="P1"><text:span text:style-name="T6">торсионных источников энергии </text:span><text:span text:style-name="T13">// «</text:span><text:span text:style-name="T6">Академия Тринитаризма</text:span><text:span text:style-name="T13">», </text:span><text:span text:style-name="T6">М</text:span><text:span text:style-name="T13">., </text:span><text:span text:style-name="T6">Эл № </text:span><text:span text:style-name="T13">77-</text:span></text:p>
      <text:p text:style-name="P1"><text:span text:style-name="T13">6567, </text:span><text:span text:style-name="T6">публ</text:span><text:span text:style-name="T13">.11576, 15.10.2004</text:span></text:p>
      <text:p text:style-name="P1"><text:span text:style-name="T13">(</text:span><text:span text:style-name="T19">http://www.trinitas.ru/rus/doc/0231/005a/02310002.htm</text:span><text:span text:style-name="T13">)</text:span></text:p>
      <text:p text:style-name="P1"><text:span text:style-name="T13">61. "</text:span><text:span text:style-name="T6">Борьба с лженаукой как вид </text:span><text:span text:style-name="T13">"</text:span><text:span text:style-name="T6">научной</text:span><text:span text:style-name="T13">" </text:span><text:span text:style-name="T6">деятельности</text:span><text:span text:style-name="T13">. </text:span><text:span text:style-name="T6">Пресс</text:span><text:span text:style-name="T13">-</text:span><text:span text:style-name="T6">релиз</text:span><text:span text:style-name="T13">". </text:span><text:span text:style-name="T6">Сборник</text:span></text:p>
      <text:p text:style-name="P1"><text:span text:style-name="T6">статей под ред</text:span><text:span text:style-name="T13">. </text:span><text:span text:style-name="T6">А</text:span><text:span text:style-name="T13">.</text:span><text:span text:style-name="T6">Е</text:span><text:span text:style-name="T13">.</text:span><text:span text:style-name="T6">Акимова </text:span><text:span text:style-name="T13">(</text:span><text:span text:style-name="T19">http://www.secondphysics.</text:span></text:p>
      <text:p text:style-name="P1"><text:span text:style-name="T19">ru/lib/books/akimov_borba_s_lzhenaukoi.zip</text:span><text:span text:style-name="T13">)</text:span></text:p>
      <text:p text:style-name="P1"><text:span text:style-name="T13">62.</text:span><text:span text:style-name="T6">Н</text:span><text:span text:style-name="T13">.</text:span><text:span text:style-name="T6">Г</text:span><text:span text:style-name="T13">.</text:span><text:span text:style-name="T6">Ивойлов</text:span><text:span text:style-name="T13">, </text:span><text:span text:style-name="T6">Л</text:span><text:span text:style-name="T13">.</text:span><text:span text:style-name="T6">И</text:span><text:span text:style-name="T13">.</text:span><text:span text:style-name="T6">Уруцкоев</text:span><text:span text:style-name="T13">. </text:span><text:span text:style-name="T6">Влияние </text:span><text:span text:style-name="T13">"</text:span><text:span text:style-name="T6">странного</text:span><text:span text:style-name="T13">" </text:span><text:span text:style-name="T6">излучения на</text:span></text:p>
      <text:p text:style-name="P1"><text:span text:style-name="T6">Мессбауэровские спектры </text:span><text:span text:style-name="T13">Fe</text:span><text:span text:style-name="T15">57 </text:span><text:span text:style-name="T6">в металлических фольгах </text:span><text:span text:style-name="T13">// </text:span><text:span text:style-name="T6">Прикладная физика</text:span><text:span text:style-name="T13">,</text:span></text:p>
      <text:p text:style-name="P1"><text:span text:style-name="T13">2004. </text:span><text:span text:style-name="T6">№</text:span><text:span text:style-name="T13">5. </text:span><text:span text:style-name="T6">с</text:span><text:span text:style-name="T13">. 20 – 25. (</text:span><text:span text:style-name="T19">http://www.uf.narod.ru/public/recom_s10.pdf</text:span><text:span text:style-name="T13">)</text:span></text:p>
      <text:p text:style-name="P1"><text:span text:style-name="T13">63.</text:span><text:span text:style-name="T6">Жигалов В</text:span><text:span text:style-name="T13">.</text:span><text:span text:style-name="T6">А</text:span><text:span text:style-name="T13">. </text:span><text:span text:style-name="T6">Русская мозаика </text:span><text:span text:style-name="T13">LENR. </text:span><text:span text:style-name="T6">Часть </text:span><text:span text:style-name="T13">I. </text:span><text:span text:style-name="T6">Эксперименты </text:span><text:span text:style-name="T13">// </text:span><text:span text:style-name="T6">Проект </text:span><text:span text:style-name="T13">“</text:span><text:span text:style-name="T6">Вторая</text:span></text:p>
      <text:p text:style-name="P1"><text:span text:style-name="T6">физика</text:span><text:span text:style-name="T13">” (</text:span><text:span text:style-name="T19">http://www.second-physics.ru/reviews/LENR-ru.pdf</text:span><text:span text:style-name="T13">)</text:span></text:p>
      <text:p text:style-name="P1"><text:span text:style-name="T13">64.</text:span><text:span text:style-name="T6">Никольский Г</text:span><text:span text:style-name="T13">.</text:span><text:span text:style-name="T6">А</text:span><text:span text:style-name="T13">. </text:span><text:span text:style-name="T6">Энергетика солнечного вихревого излучения и его</text:span></text:p>
      <text:p text:style-name="P1"><text:span text:style-name="T6">взаимодействие с веществом </text:span><text:span text:style-name="T13">// </text:span><text:span text:style-name="T6">В наст</text:span><text:span text:style-name="T13">. </text:span><text:span text:style-name="T6">сборнике</text:span></text:p>
      <text:p text:style-name="P1"><text:soft-page-break/><text:span text:style-name="T13">65.</text:span><text:span text:style-name="T6">В</text:span><text:span text:style-name="T13">.</text:span><text:span text:style-name="T6">П</text:span><text:span text:style-name="T13">.</text:span><text:span text:style-name="T6">Измайлов</text:span><text:span text:style-name="T13">, </text:span><text:span text:style-name="T6">О</text:span><text:span text:style-name="T13">.</text:span><text:span text:style-name="T6">В</text:span><text:span text:style-name="T13">.</text:span><text:span text:style-name="T6">Карагиоз</text:span><text:span text:style-name="T13">, </text:span><text:span text:style-name="T6">А</text:span><text:span text:style-name="T13">.</text:span><text:span text:style-name="T6">Г</text:span><text:span text:style-name="T13">.</text:span><text:span text:style-name="T6">Пархомов</text:span><text:span text:style-name="T13">. </text:span><text:span text:style-name="T6">Исследование вариаций</text:span></text:p>
      <text:p text:style-name="P1"><text:span text:style-name="T6">результатов измерений гравитационной постоянной</text:span></text:p>
      <text:p text:style-name="P1"><text:span text:style-name="T13">(</text:span><text:span text:style-name="T19">http://www.chronos.msu.ru/RREPORTS/parkhomov_issledovaniye.pdf</text:span><text:span text:style-name="T13">)</text:span></text:p>
      <text:p text:style-name="P1"><text:span text:style-name="T7">Торсионные поля и информационные взаимодействия </text:span><text:span text:style-name="T14">– 2009</text:span></text:p>
      <text:p text:style-name="P1"><text:span text:style-name="T11">163</text:span></text:p>
      <text:p text:style-name="P1"><text:span text:style-name="T13">66.</text:span><text:span text:style-name="T6">М</text:span><text:span text:style-name="T13">.</text:span><text:span text:style-name="T6">С</text:span><text:span text:style-name="T13">.</text:span><text:span text:style-name="T6">Раднюк</text:span><text:span text:style-name="T13">. </text:span><text:span text:style-name="T6">Эффект </text:span><text:span text:style-name="T13">«</text:span><text:span text:style-name="T6">неоднородности пространства</text:span><text:span text:style-name="T13">» </text:span><text:span text:style-name="T6">в биологических и</text:span></text:p>
      <text:p text:style-name="P1"><text:span text:style-name="T6">физических процессах </text:span><text:span text:style-name="T13">// </text:span><text:span text:style-name="T6">Квантовая магия</text:span><text:span text:style-name="T13">, </text:span><text:span text:style-name="T6">том </text:span><text:span text:style-name="T13">3, </text:span><text:span text:style-name="T6">вып</text:span><text:span text:style-name="T13">. 4, </text:span><text:span text:style-name="T6">стр</text:span><text:span text:style-name="T13">. 4141-4155, 2006</text:span></text:p>
      <text:p text:style-name="P1"><text:span text:style-name="T13">(</text:span><text:span text:style-name="T19">http://www.quantmagic.narod.ru/volumes/VOL342006/p4141.html</text:span><text:span text:style-name="T13">)</text:span></text:p>
      <text:p text:style-name="P1"><text:span text:style-name="T13">67. M. Surekha Bhat, Guruprasad Rao, K. Dilip Murthy, P. Gopalakrishna Bhat. Housing</text:span></text:p>
      <text:p text:style-name="P1"><text:span text:style-name="T13">in Pyramid Counteracts Neuroendocrine and Oxidative Stress Caused by Chronic</text:span></text:p>
      <text:p text:style-name="P1"><text:span text:style-name="T13">Restraint in Rats (</text:span><text:span text:style-name="T19">http://ecam.oxfordjournals.org/cgi/reprint/nel049v1.pdf</text:span><text:span text:style-name="T13">)</text:span></text:p>
      <text:p text:style-name="P1"><text:span text:style-name="T13">68. </text:span><text:span text:style-name="T6">Бобров А</text:span><text:span text:style-name="T13">.</text:span><text:span text:style-name="T6">В</text:span><text:span text:style-name="T13">. </text:span><text:span text:style-name="T6">Взаимодействие спиновых полей материальных объектов </text:span><text:span text:style-name="T13">// </text:span><text:span text:style-name="T6">В наст</text:span><text:span text:style-name="T13">.</text:span></text:p>
      <text:p text:style-name="Standard"><text:span text:style-name="T6">сборнике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TimesNewRoman,Bold" svg:font-family="'TimesNewRoman,Bold'" style:font-family-generic="roman" style:font-pitch="variable"/>
    <style:font-face style:name="TimesNewRoman,Italic" svg:font-family="'TimesNewRoman,Italic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5T05:22:33.819000000</meta:creation-date>
    <dc:date>2021-05-05T05:23:00.181000000</dc:date>
    <meta:editing-duration>PT27S</meta:editing-duration>
    <meta:editing-cycles>1</meta:editing-cycles>
    <meta:document-statistic meta:table-count="0" meta:image-count="0" meta:object-count="0" meta:page-count="10" meta:paragraph-count="415" meta:word-count="2951" meta:character-count="25583" meta:non-whitespace-character-count="23036"/>
    <meta:generator>LibreOffice/6.4.0.3$Windows_X86_64 LibreOffice_project/b0a288ab3d2d4774cb44b62f04d5d28733ac6df8</meta:generator>
  </office:meta>
</office:document-meta>
</file>